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11in"/>
    </style:style>
    <style:style style:name="co2" style:family="table-column">
      <style:table-column-properties fo:break-before="auto" style:column-width="1.8173in"/>
    </style:style>
    <style:style style:name="co3" style:family="table-column">
      <style:table-column-properties fo:break-before="auto" style:column-width="1.0138in"/>
    </style:style>
    <style:style style:name="co4" style:family="table-column">
      <style:table-column-properties fo:break-before="auto" style:column-width="1.1445in"/>
    </style:style>
    <style:style style:name="co5" style:family="table-column">
      <style:table-column-properties fo:break-before="auto" style:column-width="1.3083in"/>
    </style:style>
    <style:style style:name="co6" style:family="table-column">
      <style:table-column-properties fo:break-before="auto" style:column-width="1.2102in"/>
    </style:style>
    <style:style style:name="co7" style:family="table-column">
      <style:table-column-properties fo:break-before="auto" style:column-width="0.9811in"/>
    </style:style>
    <style:style style:name="co8" style:family="table-column">
      <style:table-column-properties fo:break-before="auto" style:column-width="11.6701in"/>
    </style:style>
    <style:style style:name="co9" style:family="table-column">
      <style:table-column-properties fo:break-before="auto" style:column-width="1.2646in"/>
    </style:style>
    <style:style style:name="co10" style:family="table-column">
      <style:table-column-properties fo:break-before="auto" style:column-width="1.3626in"/>
    </style:style>
    <style:style style:name="co11" style:family="table-column">
      <style:table-column-properties fo:break-before="auto" style:column-width="1.1016in"/>
    </style:style>
    <style:style style:name="co12" style:family="table-column">
      <style:table-column-properties fo:break-before="auto" style:column-width="3.0165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011" table:default-cell-style-name="Default"/>
        <table:table-row table:style-name="ro1">
          <table:table-cell/>
          <table:table-cell office:value-type="string">
            <text:p>#HQF Ship Bonus Mapping Table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#Ship ID</text:p>
          </table:table-cell>
          <table:table-cell/>
          <table:table-cell office:value-type="string">
            <text:p>Affecting Type</text:p>
          </table:table-cell>
          <table:table-cell office:value-type="string">
            <text:p>Affecting ID</text:p>
          </table:table-cell>
          <table:table-cell/>
          <table:table-cell office:value-type="string">
            <text:p>Affected Attribute</text:p>
          </table:table-cell>
          <table:table-cell office:value-type="string">
            <text:p>Affected Type</text:p>
          </table:table-cell>
          <table:table-cell office:value-type="string">
            <text:p>Affected ID</text:p>
          </table:table-cell>
          <table:table-cell office:value-type="string">
            <text:p>Per Level</text:p>
          </table:table-cell>
          <table:table-cell office:value-type="string">
            <text:p>Calc Type</text:p>
          </table:table-cell>
          <table:table-cell office:value-type="string">
            <text:p>*** REMOVE ***</text:p>
          </table:table-cell>
          <table:table-cell office:value-type="string">
            <text:p>Description</text:p>
          </table:table-cell>
          <table:table-cell table:number-columns-repeated="1011"/>
        </table:table-row>
        <table:table-row table:style-name="ro1">
          <table:table-cell/>
          <table:table-cell table:style-name="ce1" office:value-type="string">
            <text:p>shipID</text:p>
          </table:table-cell>
          <table:table-cell table:style-name="ce1" office:value-type="string">
            <text:p>effectID</text:p>
          </table:table-cell>
          <table:table-cell table:style-name="ce1" office:value-type="string">
            <text:p>affectingType</text:p>
          </table:table-cell>
          <table:table-cell table:style-name="ce1" office:value-type="string">
            <text:p>attributeSkillID</text:p>
          </table:table-cell>
          <table:table-cell table:style-name="ce1" office:value-type="string">
            <text:p>sourceAttributeID</text:p>
          </table:table-cell>
          <table:table-cell table:style-name="ce1" office:value-type="string">
            <text:p>targetAttribute</text:p>
          </table:table-cell>
          <table:table-cell table:style-name="ce1" office:value-type="string">
            <text:p>affectedType</text:p>
          </table:table-cell>
          <table:table-cell table:style-name="ce1" office:value-type="string">
            <text:p>targetGroupIDs</text:p>
          </table:table-cell>
          <table:table-cell table:style-name="ce1" office:value-type="string">
            <text:p>appliedPerLevel</text:p>
          </table:table-cell>
          <table:table-cell table:style-name="ce1" office:value-type="string">
            <text:p>calculationTypeID</text:p>
          </table:table-cell>
          <table:table-cell table:style-name="ce1" office:value-type="string">
            <text:p>modifierValue</text:p>
          </table:table-cell>
          <table:table-cell table:style-name="ce1" office:value-type="string">
            <text:p>description</text:p>
          </table:table-cell>
          <table:table-cell table:style-name="ce1"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Abaddo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692">
            <text:p>24692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585">
            <text:p>585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Energy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692">
            <text:p>24692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24692">
            <text:p>246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692">
            <text:p>24692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24692">
            <text:p>246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692">
            <text:p>24692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24692">
            <text:p>246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692">
            <text:p>24692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24692">
            <text:p>246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Absolutio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448">
            <text:p>2244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Medium Energy Turret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8">
            <text:p>2244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22448">
            <text:p>224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8">
            <text:p>2244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22448">
            <text:p>224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8">
            <text:p>2244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22448">
            <text:p>224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8">
            <text:p>2244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22448">
            <text:p>224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8">
            <text:p>22448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1000">
            <text:p>100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Energy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8">
            <text:p>22448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999">
            <text:p>999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Energy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8">
            <text:p>2244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Aeo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919">
            <text:p>23919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1">
            <text:p>1051</text:p>
          </table:table-cell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float" office:value="910">
            <text:p>9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Energy Transf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9">
            <text:p>23919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1">
            <text:p>1051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Armor Transf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9">
            <text:p>23919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0">
            <text:p>1050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23919">
            <text:p>239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9">
            <text:p>23919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0">
            <text:p>1050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23919">
            <text:p>239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9">
            <text:p>23919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0">
            <text:p>1050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23919">
            <text:p>239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9">
            <text:p>23919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0">
            <text:p>1050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23919">
            <text:p>239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9">
            <text:p>2391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9">
            <text:p>23919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49">
            <text:p>1049</text:p>
          </table:table-cell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float" office:value="23919">
            <text:p>23919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Fighter Control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9">
            <text:p>23919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69">
            <text:p>1069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23919">
            <text:p>23919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Warfare Link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9">
            <text:p>2391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23919">
            <text:p>2391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Fighter Control Range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9">
            <text:p>2391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4283">
            <text:p>24283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Drone Control Unit CPU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Anathem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188">
            <text:p>11188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EM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8">
            <text:p>11188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Ex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8">
            <text:p>11188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Kin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8">
            <text:p>11188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Therm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8">
            <text:p>11188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1188">
            <text:p>1118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Capacitor Recharge Rat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8">
            <text:p>1118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25">
            <text:p>0.02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8">
            <text:p>11188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1578">
            <text:p>157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8">
            <text:p>11188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839">
            <text:p>839</text:p>
          </table:table-cell>
          <table:table-cell office:value-type="float" office:value="1371">
            <text:p>1371</text:p>
          </table:table-cell>
          <table:table-cell office:value-type="float" office:value="2">
            <text:p>2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Probe Scan Strength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Ansha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848">
            <text:p>28848</text:p>
          </table:table-cell>
          <table:table-cell/>
          <table:table-cell office:value-type="float" office:value="1">
            <text:p>1</text:p>
          </table:table-cell>
          <table:table-cell office:value-type="float" office:value="20527">
            <text:p>20527</text:p>
          </table:table-cell>
          <table:table-cell office:value-type="float" office:value="890">
            <text:p>89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8848">
            <text:p>288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848">
            <text:p>28848</text:p>
          </table:table-cell>
          <table:table-cell/>
          <table:table-cell office:value-type="float" office:value="1">
            <text:p>1</text:p>
          </table:table-cell>
          <table:table-cell office:value-type="float" office:value="20527">
            <text:p>20527</text:p>
          </table:table-cell>
          <table:table-cell office:value-type="float" office:value="891">
            <text:p>891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8848">
            <text:p>288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Agil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848">
            <text:p>28848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1">
            <text:p>1311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28848">
            <text:p>288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hield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848">
            <text:p>28848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1">
            <text:p>1311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28848">
            <text:p>288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Armor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848">
            <text:p>28848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1">
            <text:p>131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8848">
            <text:p>288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Hull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848">
            <text:p>28848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2">
            <text:p>1312</text:p>
          </table:table-cell>
          <table:table-cell office:value-type="float" office:value="868">
            <text:p>868</text:p>
          </table:table-cell>
          <table:table-cell office:value-type="float" office:value="1">
            <text:p>1</text:p>
          </table:table-cell>
          <table:table-cell office:value-type="float" office:value="28848">
            <text:p>288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Jump Fuel Nee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848">
            <text:p>28848</text:p>
          </table:table-cell>
          <table:table-cell/>
          <table:table-cell office:value-type="float" office:value="1">
            <text:p>1</text:p>
          </table:table-cell>
          <table:table-cell office:value-type="float" office:value="20342">
            <text:p>20342</text:p>
          </table:table-cell>
          <table:table-cell office:value-type="float" office:value="891">
            <text:p>891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8848">
            <text:p>288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Agil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Apocalyps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2">
            <text:p>642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Large Energy Turret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42">
            <text:p>642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585">
            <text:p>585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Large Energy Turret Optimal Ran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Apocalypse Imperial Issu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36">
            <text:p>11936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Large Energy Turret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36">
            <text:p>11936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585">
            <text:p>585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Large Energy Turret Optimal Ran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Apocalypse Navy Issu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726">
            <text:p>17726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Large Energy Turret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26">
            <text:p>17726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585">
            <text:p>585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Large Energy Turret Optimal Ran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Arazu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69">
            <text:p>11969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9">
            <text:p>11969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emote Sensor Damp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9">
            <text:p>11969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566">
            <text:p>566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emote Sensor Damp Re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9">
            <text:p>11969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Warp Scrambl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9">
            <text:p>1196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5">
            <text:p>0.0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9">
            <text:p>11969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2">
            <text:p>96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01">
            <text:p>0.01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9">
            <text:p>1196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96">
            <text:p>1296</text:p>
          </table:table-cell>
          <table:table-cell office:value-type="float" office:value="714">
            <text:p>714</text:p>
          </table:table-cell>
          <table:table-cell office:value-type="float" office:value="2">
            <text:p>2</text:p>
          </table:table-cell>
          <table:table-cell office:value-type="float" office:value="658">
            <text:p>658</text:p>
          </table:table-cell>
          <table:table-cell table:number-columns-repeated="2"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string">
            <text:p>Cyno Field Fue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9">
            <text:p>1196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658">
            <text:p>658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Cyno Field Duration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Arbitrato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8">
            <text:p>628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racking Disrupto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8">
            <text:p>628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racking Disruptor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8">
            <text:p>628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racking Disruptor Fallof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8">
            <text:p>628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8">
            <text:p>628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8">
            <text:p>628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8">
            <text:p>628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8">
            <text:p>628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Mining Yield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Archo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757">
            <text:p>23757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1">
            <text:p>1051</text:p>
          </table:table-cell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float" office:value="910">
            <text:p>9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Energy Transf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757">
            <text:p>23757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1">
            <text:p>1051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Armor Transf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757">
            <text:p>23757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0">
            <text:p>1050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23757">
            <text:p>237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757">
            <text:p>23757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0">
            <text:p>1050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23757">
            <text:p>237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757">
            <text:p>23757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0">
            <text:p>1050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23757">
            <text:p>237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757">
            <text:p>23757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0">
            <text:p>1050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23757">
            <text:p>2375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757">
            <text:p>2375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757">
            <text:p>23757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49">
            <text:p>1049</text:p>
          </table:table-cell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float" office:value="23757">
            <text:p>23757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Fighter Control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757">
            <text:p>2375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23757">
            <text:p>23757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Fighter Control Range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757">
            <text:p>2375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4283">
            <text:p>24283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Drone Control Unit CPU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Are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202">
            <text:p>11202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Hybrid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202">
            <text:p>11202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Hybrid Tracking Spee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202">
            <text:p>11202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568">
            <text:p>568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202">
            <text:p>11202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804">
            <text:p>804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Warp Scrambl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202">
            <text:p>1120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80">
            <text:p>128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52;65</text:p>
          </table:table-cell>
          <table:table-cell table:number-columns-repeated="2"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string">
            <text:p>Propulsion Jamming Cap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Ark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850">
            <text:p>28850</text:p>
          </table:table-cell>
          <table:table-cell/>
          <table:table-cell office:value-type="float" office:value="1">
            <text:p>1</text:p>
          </table:table-cell>
          <table:table-cell office:value-type="float" office:value="20524">
            <text:p>20524</text:p>
          </table:table-cell>
          <table:table-cell office:value-type="float" office:value="887">
            <text:p>887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8850">
            <text:p>288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850">
            <text:p>28850</text:p>
          </table:table-cell>
          <table:table-cell/>
          <table:table-cell office:value-type="float" office:value="1">
            <text:p>1</text:p>
          </table:table-cell>
          <table:table-cell office:value-type="float" office:value="20524">
            <text:p>20524</text:p>
          </table:table-cell>
          <table:table-cell office:value-type="float" office:value="886">
            <text:p>886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8850">
            <text:p>288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Agil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850">
            <text:p>28850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1">
            <text:p>1311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28850">
            <text:p>288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hield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850">
            <text:p>28850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1">
            <text:p>1311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28850">
            <text:p>288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Armor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850">
            <text:p>28850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1">
            <text:p>131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8850">
            <text:p>288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Hull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850">
            <text:p>28850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2">
            <text:p>1312</text:p>
          </table:table-cell>
          <table:table-cell office:value-type="float" office:value="868">
            <text:p>868</text:p>
          </table:table-cell>
          <table:table-cell office:value-type="float" office:value="1">
            <text:p>1</text:p>
          </table:table-cell>
          <table:table-cell office:value-type="float" office:value="28850">
            <text:p>288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Jump Fuel Nee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850">
            <text:p>28850</text:p>
          </table:table-cell>
          <table:table-cell/>
          <table:table-cell office:value-type="float" office:value="1">
            <text:p>1</text:p>
          </table:table-cell>
          <table:table-cell office:value-type="float" office:value="20342">
            <text:p>20342</text:p>
          </table:table-cell>
          <table:table-cell office:value-type="float" office:value="886">
            <text:p>886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8850">
            <text:p>288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Agil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Armageddo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3">
            <text:p>643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Large Energy Turret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43">
            <text:p>643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585">
            <text:p>585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Large Energy Turret RO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Armageddon Imperial Issu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38">
            <text:p>11938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Large Energy Turret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38">
            <text:p>11938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585">
            <text:p>585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Large Energy Turret RO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Armageddon Navy Issu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305">
            <text:p>32305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Large Energy Turret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2305">
            <text:p>32305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585">
            <text:p>585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Large Energy Turret RO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Ashimmu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922">
            <text:p>1792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Medium Energy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22">
            <text:p>17922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Nos Drain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22">
            <text:p>17922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Neut Drain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22">
            <text:p>17922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tasis Web Strength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Astart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466">
            <text:p>22466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66">
            <text:p>22466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Armor Repair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66">
            <text:p>22466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1000">
            <text:p>100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66">
            <text:p>22466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999">
            <text:p>999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Fallof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66">
            <text:p>2246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Atro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8">
            <text:p>608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Fallof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08">
            <text:p>608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Augoro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5">
            <text:p>62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625">
            <text:p>6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Armor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5">
            <text:p>62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Energy Transfer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5">
            <text:p>62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51">
            <text:p>351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Energy Transfer Ran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Augoror Navy Issu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337">
            <text:p>29337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Medium Energy Turret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9337">
            <text:p>29337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17709">
            <text:p>177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Armor HP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Avata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567">
            <text:p>11567</text:p>
          </table:table-cell>
          <table:table-cell/>
          <table:table-cell office:value-type="float" office:value="1">
            <text:p>1</text:p>
          </table:table-cell>
          <table:table-cell office:value-type="float" office:value="3347">
            <text:p>3347</text:p>
          </table:table-cell>
          <table:table-cell office:value-type="float" office:value="1061">
            <text:p>1061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773;7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Capital Energy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567">
            <text:p>11567</text:p>
          </table:table-cell>
          <table:table-cell/>
          <table:table-cell office:value-type="float" office:value="1">
            <text:p>1</text:p>
          </table:table-cell>
          <table:table-cell office:value-type="float" office:value="3347">
            <text:p>3347</text:p>
          </table:table-cell>
          <table:table-cell office:value-type="float" office:value="1038">
            <text:p>1038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7.5">
            <text:p>-7.5</text:p>
          </table:table-cell>
          <table:table-cell office:value-type="string">
            <text:p>Gang Capacitor Rechar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567">
            <text:p>1156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567">
            <text:p>11567</text:p>
          </table:table-cell>
          <table:table-cell/>
          <table:table-cell office:value-type="float" office:value="1">
            <text:p>1</text:p>
          </table:table-cell>
          <table:table-cell office:value-type="float" office:value="3347">
            <text:p>3347</text:p>
          </table:table-cell>
          <table:table-cell office:value-type="float" office:value="1062">
            <text:p>1062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11567">
            <text:p>11567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Warfare Link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Badg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8">
            <text:p>648</text:p>
          </table:table-cell>
          <table:table-cell/>
          <table:table-cell office:value-type="float" office:value="1">
            <text:p>1</text:p>
          </table:table-cell>
          <table:table-cell office:value-type="float" office:value="3342">
            <text:p>3342</text:p>
          </table:table-cell>
          <table:table-cell office:value-type="float" office:value="495">
            <text:p>495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648">
            <text:p>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48">
            <text:p>648</text:p>
          </table:table-cell>
          <table:table-cell/>
          <table:table-cell office:value-type="float" office:value="1">
            <text:p>1</text:p>
          </table:table-cell>
          <table:table-cell office:value-type="float" office:value="3342">
            <text:p>3342</text:p>
          </table:table-cell>
          <table:table-cell office:value-type="float" office:value="495">
            <text:p>495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48">
            <text:p>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Badger Mark II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9">
            <text:p>649</text:p>
          </table:table-cell>
          <table:table-cell/>
          <table:table-cell office:value-type="float" office:value="1">
            <text:p>1</text:p>
          </table:table-cell>
          <table:table-cell office:value-type="float" office:value="3342">
            <text:p>3342</text:p>
          </table:table-cell>
          <table:table-cell office:value-type="float" office:value="495">
            <text:p>495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649">
            <text:p>6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49">
            <text:p>649</text:p>
          </table:table-cell>
          <table:table-cell/>
          <table:table-cell office:value-type="float" office:value="1">
            <text:p>1</text:p>
          </table:table-cell>
          <table:table-cell office:value-type="float" office:value="3342">
            <text:p>3342</text:p>
          </table:table-cell>
          <table:table-cell office:value-type="float" office:value="495">
            <text:p>495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49">
            <text:p>6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Bantam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2">
            <text:p>582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582">
            <text:p>5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82">
            <text:p>582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Mining Laser Yiel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82">
            <text:p>58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office:value-type="string">
            <text:p>Mining Laser Cap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Basilisk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85">
            <text:p>1198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487">
            <text:p>487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string">
            <text:p>Shield Transport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85">
            <text:p>1198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string">
            <text:p>Energy Transf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85">
            <text:p>1198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1220">
            <text:p>1220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842">
            <text:p>8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Shield Maintenance Bot Transfer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85">
            <text:p>11985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 office:value-type="float" office:value="678">
            <text:p>67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string">
            <text:p>Shield Transporter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85">
            <text:p>11985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 office:value-type="float" office:value="679">
            <text:p>67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string">
            <text:p>Energy Transfer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85">
            <text:p>1198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16">
            <text:p>121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Shield Transporter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85">
            <text:p>1198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18">
            <text:p>121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Energy Transfer PG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Bellicos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0">
            <text:p>630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489">
            <text:p>489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30">
            <text:p>630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Target Painter Sig Radi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Bestow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44">
            <text:p>1944</text:p>
          </table:table-cell>
          <table:table-cell/>
          <table:table-cell office:value-type="float" office:value="1">
            <text:p>1</text:p>
          </table:table-cell>
          <table:table-cell office:value-type="float" office:value="3343">
            <text:p>3343</text:p>
          </table:table-cell>
          <table:table-cell office:value-type="float" office:value="494">
            <text:p>494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944">
            <text:p>19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944">
            <text:p>1944</text:p>
          </table:table-cell>
          <table:table-cell/>
          <table:table-cell office:value-type="float" office:value="1">
            <text:p>1</text:p>
          </table:table-cell>
          <table:table-cell office:value-type="float" office:value="3343">
            <text:p>3343</text:p>
          </table:table-cell>
          <table:table-cell office:value-type="float" office:value="494">
            <text:p>494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944">
            <text:p>19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Bhaalgor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920">
            <text:p>1792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Large Energy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20">
            <text:p>17920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Nos Drain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20">
            <text:p>17920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Neut Drain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20">
            <text:p>17920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490">
            <text:p>490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Stasis Web Ran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Blackbir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2">
            <text:p>632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487">
            <text:p>487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32">
            <text:p>632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487">
            <text:p>487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32">
            <text:p>632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487">
            <text:p>487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32">
            <text:p>632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487">
            <text:p>487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32">
            <text:p>632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ECM Optimal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32">
            <text:p>632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ECM Fallof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Breach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8">
            <text:p>598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EM Missil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98">
            <text:p>598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Exp Missil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98">
            <text:p>598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Kin Missil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98">
            <text:p>598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herm Missile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Broadswor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013">
            <text:p>12013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489">
            <text:p>489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3">
            <text:p>12013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12013">
            <text:p>120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EM Shield Resis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3">
            <text:p>12013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12013">
            <text:p>120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Exp Shield Resis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3">
            <text:p>12013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12013">
            <text:p>120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Kin Shield Resis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3">
            <text:p>12013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12013">
            <text:p>1201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Therm Shield Resis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3">
            <text:p>12013</text:p>
          </table:table-cell>
          <table:table-cell/>
          <table:table-cell office:value-type="float" office:value="1">
            <text:p>1</text:p>
          </table:table-cell>
          <table:table-cell office:value-type="float" office:value="28609">
            <text:p>28609</text:p>
          </table:table-cell>
          <table:table-cell office:value-type="float" office:value="1246">
            <text:p>1246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Projectile Turret Fallof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3">
            <text:p>12013</text:p>
          </table:table-cell>
          <table:table-cell/>
          <table:table-cell office:value-type="float" office:value="1">
            <text:p>1</text:p>
          </table:table-cell>
          <table:table-cell office:value-type="float" office:value="28609">
            <text:p>28609</text:p>
          </table:table-cell>
          <table:table-cell office:value-type="float" office:value="1247">
            <text:p>1247</text:p>
          </table:table-cell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899">
            <text:p>8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Warp Disruption Field Ran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Brutix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229">
            <text:p>16229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229">
            <text:p>16229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Armor Repair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229">
            <text:p>1622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Burst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9">
            <text:p>599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599">
            <text:p>5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99">
            <text:p>599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Mining Laser Yiel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99">
            <text:p>59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office:value-type="string">
            <text:p>Mining Laser Cap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Bustar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731">
            <text:p>12731</text:p>
          </table:table-cell>
          <table:table-cell/>
          <table:table-cell office:value-type="float" office:value="1">
            <text:p>1</text:p>
          </table:table-cell>
          <table:table-cell office:value-type="float" office:value="3342">
            <text:p>3342</text:p>
          </table:table-cell>
          <table:table-cell office:value-type="float" office:value="495">
            <text:p>495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2731">
            <text:p>127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31">
            <text:p>12731</text:p>
          </table:table-cell>
          <table:table-cell/>
          <table:table-cell office:value-type="float" office:value="1">
            <text:p>1</text:p>
          </table:table-cell>
          <table:table-cell office:value-type="float" office:value="3342">
            <text:p>3342</text:p>
          </table:table-cell>
          <table:table-cell office:value-type="float" office:value="495">
            <text:p>495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2731">
            <text:p>127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31">
            <text:p>12731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1360">
            <text:p>1360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12731">
            <text:p>127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hield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31">
            <text:p>12731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1360">
            <text:p>1360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hield HP (Extenders)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31">
            <text:p>12731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807">
            <text:p>807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40;1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hield Booster Boost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Buzzar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192">
            <text:p>11192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issile Kinetic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2">
            <text:p>11192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11;862;524;506;510;771;507;508;501;5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issile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2">
            <text:p>1119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25">
            <text:p>0.02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2">
            <text:p>11192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1578">
            <text:p>157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2">
            <text:p>11192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839">
            <text:p>839</text:p>
          </table:table-cell>
          <table:table-cell office:value-type="float" office:value="1371">
            <text:p>1371</text:p>
          </table:table-cell>
          <table:table-cell office:value-type="float" office:value="2">
            <text:p>2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Probe Scan Strength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Caldari Navy Hookbill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619">
            <text:p>17619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issile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619">
            <text:p>17619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issile EM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619">
            <text:p>17619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issile Explosiv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619">
            <text:p>17619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Missile Kinetic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619">
            <text:p>17619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issile Thermal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Caracal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1">
            <text:p>621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487">
            <text:p>487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issile Kinetic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1">
            <text:p>621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4;655;653;772;385;384;394;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issile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Caracal Navy Issu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634">
            <text:p>17634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487">
            <text:p>487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issile Kinetic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634">
            <text:p>17634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issile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Catalyst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240">
            <text:p>16240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9">
            <text:p>759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240">
            <text:p>16240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8">
            <text:p>758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Fallof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240">
            <text:p>1624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51">
            <text:p>351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Small Hybrid Turret Optimal Ran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Celesti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3">
            <text:p>633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33">
            <text:p>633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emote Sensor Damp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33">
            <text:p>633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566">
            <text:p>566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emote Sensor Damp Re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Cerberu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93">
            <text:p>11993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487">
            <text:p>487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Kinetic Missil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93">
            <text:p>11993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issile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93">
            <text:p>11993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2">
            <text:p>692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string">
            <text:p>655;385;654;772;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ight, Heavy, Assualt Missile Flight Tim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93">
            <text:p>11993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3">
            <text:p>693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11;862;524;506;510;771;507;508;501;5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issile RO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Charo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185">
            <text:p>20185</text:p>
          </table:table-cell>
          <table:table-cell/>
          <table:table-cell office:value-type="float" office:value="1">
            <text:p>1</text:p>
          </table:table-cell>
          <table:table-cell office:value-type="float" office:value="20526">
            <text:p>20526</text:p>
          </table:table-cell>
          <table:table-cell office:value-type="float" office:value="889">
            <text:p>889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0185">
            <text:p>201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185">
            <text:p>20185</text:p>
          </table:table-cell>
          <table:table-cell/>
          <table:table-cell office:value-type="float" office:value="1">
            <text:p>1</text:p>
          </table:table-cell>
          <table:table-cell office:value-type="float" office:value="20526">
            <text:p>20526</text:p>
          </table:table-cell>
          <table:table-cell office:value-type="float" office:value="888">
            <text:p>888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0185">
            <text:p>2018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Cheetah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182">
            <text:p>11182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2">
            <text:p>11182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Projectile Turret Optimal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2">
            <text:p>1118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25">
            <text:p>0.02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2">
            <text:p>11182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1578">
            <text:p>157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2">
            <text:p>11182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839">
            <text:p>839</text:p>
          </table:table-cell>
          <table:table-cell office:value-type="float" office:value="1371">
            <text:p>1371</text:p>
          </table:table-cell>
          <table:table-cell office:value-type="float" office:value="2">
            <text:p>2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Probe Scan Strength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Chimer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915">
            <text:p>23915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4">
            <text:p>1054</text:p>
          </table:table-cell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float" office:value="910">
            <text:p>9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Energy Transf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5">
            <text:p>23915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4">
            <text:p>1054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Shield Transf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5">
            <text:p>23915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3">
            <text:p>1053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23915">
            <text:p>239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5">
            <text:p>23915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3">
            <text:p>1053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23915">
            <text:p>239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5">
            <text:p>23915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3">
            <text:p>1053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3915">
            <text:p>239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5">
            <text:p>23915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3">
            <text:p>1053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3915">
            <text:p>239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5">
            <text:p>2391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5">
            <text:p>23915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2">
            <text:p>1052</text:p>
          </table:table-cell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float" office:value="23915">
            <text:p>23915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Fighter Control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5">
            <text:p>2391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23915">
            <text:p>2391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Fighter Control Range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5">
            <text:p>2391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4283">
            <text:p>24283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Drone Control Unit CPU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Claw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196">
            <text:p>11196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6">
            <text:p>11196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568">
            <text:p>568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6">
            <text:p>11196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804">
            <text:p>804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Projectile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6">
            <text:p>1119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80">
            <text:p>128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52;65</text:p>
          </table:table-cell>
          <table:table-cell table:number-columns-repeated="2"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string">
            <text:p>Propulsion Jamming Cap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Claymor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468">
            <text:p>2246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68">
            <text:p>2246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40;1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hield Booster Boos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68">
            <text:p>22468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1000">
            <text:p>1000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Medium Projectile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68">
            <text:p>22468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999">
            <text:p>999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string">
            <text:p>20070;11017;20408;4286;4288;42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kirmish Warfare Link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68">
            <text:p>2246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68">
            <text:p>22468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22468">
            <text:p>22468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arfare Link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Coerc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236">
            <text:p>16236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9">
            <text:p>759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Energy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236">
            <text:p>16236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8">
            <text:p>75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Small Energy Turret Capacitor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236">
            <text:p>1623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51">
            <text:p>351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Small Energy Turret Optimal Ran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Condo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3">
            <text:p>583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898">
            <text:p>898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Rocket Damage - Kin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83">
            <text:p>583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898">
            <text:p>898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84;653;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ight Missile Damage - Kin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Cormorant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238">
            <text:p>16238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9">
            <text:p>759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238">
            <text:p>16238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8">
            <text:p>758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Optimal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238">
            <text:p>1623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51">
            <text:p>351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Small Hybrid Turret Optimal Ran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Coveto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476">
            <text:p>17476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774">
            <text:p>774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40">
            <text:p>10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Strip Miner Mining Yiel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476">
            <text:p>17476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926">
            <text:p>926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1038">
            <text:p>10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Ice Harvester Duration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Cran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729">
            <text:p>12729</text:p>
          </table:table-cell>
          <table:table-cell/>
          <table:table-cell office:value-type="float" office:value="1">
            <text:p>1</text:p>
          </table:table-cell>
          <table:table-cell office:value-type="float" office:value="3342">
            <text:p>3342</text:p>
          </table:table-cell>
          <table:table-cell office:value-type="float" office:value="495">
            <text:p>495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2729">
            <text:p>127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29">
            <text:p>12729</text:p>
          </table:table-cell>
          <table:table-cell/>
          <table:table-cell office:value-type="float" office:value="1">
            <text:p>1</text:p>
          </table:table-cell>
          <table:table-cell office:value-type="float" office:value="3342">
            <text:p>3342</text:p>
          </table:table-cell>
          <table:table-cell office:value-type="float" office:value="495">
            <text:p>495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2729">
            <text:p>127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29">
            <text:p>1272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15">
            <text:p>0.01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29">
            <text:p>12729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1361">
            <text:p>136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29">
            <text:p>12729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807">
            <text:p>807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40;1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hield Booster Boost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Crow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176">
            <text:p>11176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Kinetic Missil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76">
            <text:p>11176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568">
            <text:p>568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76">
            <text:p>11176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804">
            <text:p>804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issile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76">
            <text:p>1117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80">
            <text:p>128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52;65</text:p>
          </table:table-cell>
          <table:table-cell table:number-columns-repeated="2"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string">
            <text:p>Propulsion Jamming Cap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Crucifi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161">
            <text:p>2161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Small Energy Turret Capacitor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161">
            <text:p>2161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racking Disrupto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161">
            <text:p>2161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racking Disruptor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161">
            <text:p>2161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racking Disruptor Fallof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Cruo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926">
            <text:p>1792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Small Energy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26">
            <text:p>17926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Nos Drain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26">
            <text:p>17926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Neut Drain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26">
            <text:p>17926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tasis Web Strength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Crusad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184">
            <text:p>11184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Small Energy Turret Capacitor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4">
            <text:p>11184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Energy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4">
            <text:p>11184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568">
            <text:p>568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4">
            <text:p>11184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804">
            <text:p>804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Energy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4">
            <text:p>1118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80">
            <text:p>128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52;65</text:p>
          </table:table-cell>
          <table:table-cell table:number-columns-repeated="2"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string">
            <text:p>Propulsion Jamming Cap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Curs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125">
            <text:p>2012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racking Disrupto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125">
            <text:p>2012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racking Disruptor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125">
            <text:p>2012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racking Disruptor Fallof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125">
            <text:p>2012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125">
            <text:p>2012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125">
            <text:p>2012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125">
            <text:p>2012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125">
            <text:p>20125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Nos Drain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125">
            <text:p>20125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Neut Drain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125">
            <text:p>20125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2">
            <text:p>962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Nos Drain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125">
            <text:p>20125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2">
            <text:p>962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Neut Drain Ran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Cyclon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231">
            <text:p>16231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231">
            <text:p>16231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40;1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hield Booster Boos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231">
            <text:p>1623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Cynabal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720">
            <text:p>1772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table:number-columns-repeated="2"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20">
            <text:p>17720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Projectile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20">
            <text:p>17720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Projectile Turret Fallof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Damnatio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474">
            <text:p>22474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385;655;772;654;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Heavy, Assault Missile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74">
            <text:p>22474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22474">
            <text:p>224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74">
            <text:p>22474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22474">
            <text:p>224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74">
            <text:p>22474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22474">
            <text:p>224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74">
            <text:p>22474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22474">
            <text:p>2247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74">
            <text:p>22474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1000">
            <text:p>1000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22474">
            <text:p>224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Armor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74">
            <text:p>22474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1000">
            <text:p>1000</text:p>
          </table:table-cell>
          <table:table-cell office:value-type="float" office:value="1159">
            <text:p>1159</text:p>
          </table:table-cell>
          <table:table-cell office:value-type="float" office:value="2">
            <text:p>2</text:p>
          </table:table-cell>
          <table:table-cell office:value-type="float" office:value="329">
            <text:p>32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Armor HP - Plate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74">
            <text:p>22474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999">
            <text:p>999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string">
            <text:p>20069;20409;22227;4262;4264;42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Armored Warfare Link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74">
            <text:p>2247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74">
            <text:p>22474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22474">
            <text:p>2247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arfare Link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Daredevil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928">
            <text:p>1792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28">
            <text:p>17928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Fallof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28">
            <text:p>17928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tasis Web Strength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Deimo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023">
            <text:p>12023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23">
            <text:p>12023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147">
            <text:p>147</text:p>
          </table:table-cell>
          <table:table-cell office:value-type="float" office:value="4">
            <text:p>4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string">
            <text:p>MWD Capacitor Penalty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23">
            <text:p>12023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2">
            <text:p>692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Hybrid Turret Fallof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23">
            <text:p>12023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3">
            <text:p>69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Devot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017">
            <text:p>12017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Medium Energy Turret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7">
            <text:p>12017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12017">
            <text:p>120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7">
            <text:p>12017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12017">
            <text:p>120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7">
            <text:p>12017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12017">
            <text:p>120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7">
            <text:p>12017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12017">
            <text:p>120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7">
            <text:p>12017</text:p>
          </table:table-cell>
          <table:table-cell/>
          <table:table-cell office:value-type="float" office:value="1">
            <text:p>1</text:p>
          </table:table-cell>
          <table:table-cell office:value-type="float" office:value="28609">
            <text:p>28609</text:p>
          </table:table-cell>
          <table:table-cell office:value-type="float" office:value="1246">
            <text:p>1246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Energy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7">
            <text:p>12017</text:p>
          </table:table-cell>
          <table:table-cell/>
          <table:table-cell office:value-type="float" office:value="1">
            <text:p>1</text:p>
          </table:table-cell>
          <table:table-cell office:value-type="float" office:value="28609">
            <text:p>28609</text:p>
          </table:table-cell>
          <table:table-cell office:value-type="float" office:value="1247">
            <text:p>1247</text:p>
          </table:table-cell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899">
            <text:p>8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Warp Disruption Field Ran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Dominix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5">
            <text:p>645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00">
            <text:p>50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45">
            <text:p>645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45">
            <text:p>645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45">
            <text:p>645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45">
            <text:p>645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Dominix Navy Issu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307">
            <text:p>32307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00">
            <text:p>50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2307">
            <text:p>32307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2307">
            <text:p>32307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2307">
            <text:p>32307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2307">
            <text:p>32307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Drak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698">
            <text:p>2469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85;655;772;654;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Heavy, Assault Missil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698">
            <text:p>2469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24698">
            <text:p>246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698">
            <text:p>2469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24698">
            <text:p>246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698">
            <text:p>2469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4698">
            <text:p>246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698">
            <text:p>2469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4698">
            <text:p>2469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698">
            <text:p>24698</text:p>
          </table:table-cell>
          <table:table-cell/>
          <table:table-cell office:value-type="float" office:value="0">
            <text:p>0</text:p>
          </table:table-cell>
          <table:table-cell office:value-type="float" office:value="12099">
            <text:p>12099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Dramiel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932">
            <text:p>1793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32">
            <text:p>17932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Projectile Turret Fallof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32">
            <text:p>17932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Projectile Turret Tracking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Eagl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011">
            <text:p>12011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487">
            <text:p>487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Hybrid Turret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1">
            <text:p>12011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12011">
            <text:p>12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1">
            <text:p>12011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12011">
            <text:p>12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1">
            <text:p>12011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12011">
            <text:p>12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1">
            <text:p>12011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12011">
            <text:p>1201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1">
            <text:p>12011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2">
            <text:p>692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Hybrid Turret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1">
            <text:p>12011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3">
            <text:p>69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Enyo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044">
            <text:p>12044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44">
            <text:p>12044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3">
            <text:p>673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44">
            <text:p>12044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5">
            <text:p>675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Hybrid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44">
            <text:p>1204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803">
            <text:p>1803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Eo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442">
            <text:p>22442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2">
            <text:p>22442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Armor Repair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2">
            <text:p>22442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1000">
            <text:p>1000</text:p>
          </table:table-cell>
          <table:table-cell office:value-type="float" office:value="283">
            <text:p>283</text:p>
          </table:table-cell>
          <table:table-cell office:value-type="float" office:value="1">
            <text:p>1</text:p>
          </table:table-cell>
          <table:table-cell office:value-type="float" office:value="22442">
            <text:p>22442</text:p>
          </table:table-cell>
          <table:table-cell table:number-columns-repeated="2"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string">
            <text:p>Drone Bay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2">
            <text:p>22442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999">
            <text:p>999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string">
            <text:p>20406;20405;11052;4268;4270;42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nformation Warfare Link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2">
            <text:p>22442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999">
            <text:p>999</text:p>
          </table:table-cell>
          <table:table-cell office:value-type="float" office:value="1310">
            <text:p>1310</text:p>
          </table:table-cell>
          <table:table-cell office:value-type="float" office:value="1">
            <text:p>1</text:p>
          </table:table-cell>
          <table:table-cell office:value-type="string">
            <text:p>20406;20405;11052;4268;4270;42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nformation Warfare Link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2">
            <text:p>22442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999">
            <text:p>999</text:p>
          </table:table-cell>
          <table:table-cell office:value-type="float" office:value="1320">
            <text:p>1320</text:p>
          </table:table-cell>
          <table:table-cell office:value-type="float" office:value="1">
            <text:p>1</text:p>
          </table:table-cell>
          <table:table-cell office:value-type="string">
            <text:p>20406;20405;11052;4268;4270;42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nformation Warfare Link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2">
            <text:p>22442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999">
            <text:p>999</text:p>
          </table:table-cell>
          <table:table-cell office:value-type="float" office:value="1321">
            <text:p>1321</text:p>
          </table:table-cell>
          <table:table-cell office:value-type="float" office:value="1">
            <text:p>1</text:p>
          </table:table-cell>
          <table:table-cell office:value-type="string">
            <text:p>20406;20405;11052;4268;4270;42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nformation Warfare Link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2">
            <text:p>22442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999">
            <text:p>999</text:p>
          </table:table-cell>
          <table:table-cell office:value-type="float" office:value="1322">
            <text:p>1322</text:p>
          </table:table-cell>
          <table:table-cell office:value-type="float" office:value="1">
            <text:p>1</text:p>
          </table:table-cell>
          <table:table-cell office:value-type="string">
            <text:p>20406;20405;11052;4268;4270;42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nformation Warfare Link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2">
            <text:p>22442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999">
            <text:p>999</text:p>
          </table:table-cell>
          <table:table-cell office:value-type="float" office:value="1323">
            <text:p>1323</text:p>
          </table:table-cell>
          <table:table-cell office:value-type="float" office:value="1">
            <text:p>1</text:p>
          </table:table-cell>
          <table:table-cell office:value-type="string">
            <text:p>20406;20405;11052;4268;4270;42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Information Warfare Link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2">
            <text:p>2244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2">
            <text:p>22442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22442">
            <text:p>2244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arfare Link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Erebu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71">
            <text:p>671</text:p>
          </table:table-cell>
          <table:table-cell/>
          <table:table-cell office:value-type="float" office:value="1">
            <text:p>1</text:p>
          </table:table-cell>
          <table:table-cell office:value-type="float" office:value="3344">
            <text:p>3344</text:p>
          </table:table-cell>
          <table:table-cell office:value-type="float" office:value="1041">
            <text:p>1041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771;7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Capital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71">
            <text:p>671</text:p>
          </table:table-cell>
          <table:table-cell/>
          <table:table-cell office:value-type="float" office:value="1">
            <text:p>1</text:p>
          </table:table-cell>
          <table:table-cell office:value-type="float" office:value="3344">
            <text:p>3344</text:p>
          </table:table-cell>
          <table:table-cell office:value-type="float" office:value="1042">
            <text:p>1042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Gang Armor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71">
            <text:p>67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71">
            <text:p>671</text:p>
          </table:table-cell>
          <table:table-cell/>
          <table:table-cell office:value-type="float" office:value="1">
            <text:p>1</text:p>
          </table:table-cell>
          <table:table-cell office:value-type="float" office:value="3344">
            <text:p>3344</text:p>
          </table:table-cell>
          <table:table-cell office:value-type="float" office:value="1066">
            <text:p>1066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671">
            <text:p>671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Warfare Link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Eri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460">
            <text:p>22460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9">
            <text:p>759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60">
            <text:p>22460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8">
            <text:p>758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Fallof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60">
            <text:p>22460</text:p>
          </table:table-cell>
          <table:table-cell/>
          <table:table-cell office:value-type="float" office:value="1">
            <text:p>1</text:p>
          </table:table-cell>
          <table:table-cell office:value-type="float" office:value="12098">
            <text:p>12098</text:p>
          </table:table-cell>
          <table:table-cell office:value-type="float" office:value="1012">
            <text:p>1012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Thermal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60">
            <text:p>22460</text:p>
          </table:table-cell>
          <table:table-cell/>
          <table:table-cell office:value-type="float" office:value="1">
            <text:p>1</text:p>
          </table:table-cell>
          <table:table-cell office:value-type="float" office:value="12098">
            <text:p>12098</text:p>
          </table:table-cell>
          <table:table-cell office:value-type="float" office:value="1012">
            <text:p>1012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384;653;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ight Missile Thermal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60">
            <text:p>22460</text:p>
          </table:table-cell>
          <table:table-cell/>
          <table:table-cell office:value-type="float" office:value="1">
            <text:p>1</text:p>
          </table:table-cell>
          <table:table-cell office:value-type="float" office:value="12098">
            <text:p>12098</text:p>
          </table:table-cell>
          <table:table-cell office:value-type="float" office:value="1013">
            <text:p>1013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22782">
            <text:p>227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Sphere Launcher RO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Execution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9">
            <text:p>589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Energy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89">
            <text:p>589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Small Energy Turret Capacitor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Exequro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4">
            <text:p>634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634">
            <text:p>63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34">
            <text:p>634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Armor Transfer Capacitor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34">
            <text:p>63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51">
            <text:p>351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Armor Transfer Ran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Exequror Navy Issu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344">
            <text:p>29344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9344">
            <text:p>29344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Hybrid Turret RO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Falco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57">
            <text:p>11957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487">
            <text:p>48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ECM Capacitor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57">
            <text:p>11957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57">
            <text:p>11957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57">
            <text:p>11957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57">
            <text:p>11957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57">
            <text:p>11957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57">
            <text:p>1195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5">
            <text:p>0.0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57">
            <text:p>11957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2">
            <text:p>96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01">
            <text:p>0.01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57">
            <text:p>1195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96">
            <text:p>1296</text:p>
          </table:table-cell>
          <table:table-cell office:value-type="float" office:value="714">
            <text:p>714</text:p>
          </table:table-cell>
          <table:table-cell office:value-type="float" office:value="2">
            <text:p>2</text:p>
          </table:table-cell>
          <table:table-cell office:value-type="float" office:value="658">
            <text:p>658</text:p>
          </table:table-cell>
          <table:table-cell table:number-columns-repeated="2"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string">
            <text:p>Cyno Field Fue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57">
            <text:p>1195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658">
            <text:p>658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Cyno Field Duration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Federation Navy Comet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841">
            <text:p>17841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Hybrid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841">
            <text:p>17841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Fenri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189">
            <text:p>20189</text:p>
          </table:table-cell>
          <table:table-cell/>
          <table:table-cell office:value-type="float" office:value="1">
            <text:p>1</text:p>
          </table:table-cell>
          <table:table-cell office:value-type="float" office:value="20528">
            <text:p>20528</text:p>
          </table:table-cell>
          <table:table-cell office:value-type="float" office:value="893">
            <text:p>89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0189">
            <text:p>201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189">
            <text:p>20189</text:p>
          </table:table-cell>
          <table:table-cell/>
          <table:table-cell office:value-type="float" office:value="1">
            <text:p>1</text:p>
          </table:table-cell>
          <table:table-cell office:value-type="float" office:value="20528">
            <text:p>20528</text:p>
          </table:table-cell>
          <table:table-cell office:value-type="float" office:value="892">
            <text:p>892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0189">
            <text:p>201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Ferox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227">
            <text:p>16227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Hybrid Turret Optimal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227">
            <text:p>16227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16227">
            <text:p>162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227">
            <text:p>16227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16227">
            <text:p>162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227">
            <text:p>16227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16227">
            <text:p>162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227">
            <text:p>16227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16227">
            <text:p>1622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227">
            <text:p>1622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Flycatch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464">
            <text:p>22464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8">
            <text:p>75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384;387;648;653;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Rocket, Light Missile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64">
            <text:p>22464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9">
            <text:p>759</text:p>
          </table:table-cell>
          <table:table-cell office:value-type="float" office:value="1353">
            <text:p>1353</text:p>
          </table:table-cell>
          <table:table-cell office:value-type="float" office:value="2">
            <text:p>2</text:p>
          </table:table-cell>
          <table:table-cell office:value-type="string">
            <text:p>384;653;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Light Missile Damage Reduction Factor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64">
            <text:p>22464</text:p>
          </table:table-cell>
          <table:table-cell/>
          <table:table-cell office:value-type="float" office:value="1">
            <text:p>1</text:p>
          </table:table-cell>
          <table:table-cell office:value-type="float" office:value="12098">
            <text:p>12098</text:p>
          </table:table-cell>
          <table:table-cell office:value-type="float" office:value="1012">
            <text:p>1012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84;387;648;653;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, Light Missile Kinetic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64">
            <text:p>22464</text:p>
          </table:table-cell>
          <table:table-cell/>
          <table:table-cell office:value-type="float" office:value="1">
            <text:p>1</text:p>
          </table:table-cell>
          <table:table-cell office:value-type="float" office:value="12098">
            <text:p>12098</text:p>
          </table:table-cell>
          <table:table-cell office:value-type="float" office:value="1013">
            <text:p>1013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22782">
            <text:p>227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Sphere Launcher RO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Gil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715">
            <text:p>1771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3;384;655;385;654;772;394;395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Light, Heavy, Assualt Missile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15">
            <text:p>1771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17715">
            <text:p>177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15">
            <text:p>1771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17715">
            <text:p>177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15">
            <text:p>1771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17715">
            <text:p>177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15">
            <text:p>1771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17715">
            <text:p>1771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15">
            <text:p>17715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15">
            <text:p>17715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15">
            <text:p>17715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15">
            <text:p>17715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Gold Magnat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40">
            <text:p>11940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Small Energy Turret Capacitor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40">
            <text:p>11940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Energy Turret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Golem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710">
            <text:p>2871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491">
            <text:p>491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6;657;386;89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Cruise &amp; Torpedo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710">
            <text:p>2871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string">
            <text:p>656;657;386;89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ruise &amp; Torpedo Explosion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710">
            <text:p>28710</text:p>
          </table:table-cell>
          <table:table-cell/>
          <table:table-cell office:value-type="float" office:value="1">
            <text:p>1</text:p>
          </table:table-cell>
          <table:table-cell office:value-type="float" office:value="28667">
            <text:p>28667</text:p>
          </table:table-cell>
          <table:table-cell office:value-type="float" office:value="1266">
            <text:p>1266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40;1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hield Booster Boos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710">
            <text:p>28710</text:p>
          </table:table-cell>
          <table:table-cell/>
          <table:table-cell office:value-type="float" office:value="1">
            <text:p>1</text:p>
          </table:table-cell>
          <table:table-cell office:value-type="float" office:value="28667">
            <text:p>28667</text:p>
          </table:table-cell>
          <table:table-cell office:value-type="float" office:value="1265">
            <text:p>1265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Target Painter Sig Radi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710">
            <text:p>2871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68">
            <text:p>1268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656;657;386;89;396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EM Cruise &amp; Torpedo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710">
            <text:p>2871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68">
            <text:p>1268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656;657;386;89;396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Explosive Cruise &amp; Torpedo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710">
            <text:p>2871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68">
            <text:p>1268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6;657;386;89;396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Kinetic Cruise &amp; Torpedo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710">
            <text:p>2871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68">
            <text:p>1268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656;657;386;89;396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Thermal Cruise &amp; Torpedo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710">
            <text:p>2871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69">
            <text:p>1269</text:p>
          </table:table-cell>
          <table:table-cell office:value-type="float" office:value="1045">
            <text:p>1045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Tractor Beam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710">
            <text:p>2871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79">
            <text:p>1279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Tractor Beam Ran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Griffi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4">
            <text:p>584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84">
            <text:p>584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84">
            <text:p>584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84">
            <text:p>584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84">
            <text:p>584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ECM Capacitor Need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Guardia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87">
            <text:p>11987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string">
            <text:p>Remote Armor Repair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87">
            <text:p>11987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string">
            <text:p>Energy Transf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87">
            <text:p>11987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1219">
            <text:p>1219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842">
            <text:p>8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Armor Maintenance Bot Transfer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87">
            <text:p>11987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 office:value-type="float" office:value="679">
            <text:p>67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string">
            <text:p>Remote Armor Repairer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87">
            <text:p>11987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 office:value-type="float" office:value="678">
            <text:p>67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string">
            <text:p>Energy Transfer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87">
            <text:p>1198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17">
            <text:p>121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table:number-columns-repeated="2" office:value-type="float" office:value="0">
            <text:p>0</text:p>
          </table:table-cell>
          <table:table-cell office:value-type="float" office:value="-65">
            <text:p>-65</text:p>
          </table:table-cell>
          <table:table-cell office:value-type="string">
            <text:p>Remote Armor Repairer Power Nee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87">
            <text:p>1198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18">
            <text:p>121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Energy Transfer Power Need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Guardian-Vexo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011">
            <text:p>11011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011">
            <text:p>11011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float" office:value="11011">
            <text:p>11011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Drone Control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Harbing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696">
            <text:p>24696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Medium Energy Turret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696">
            <text:p>24696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Energy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696">
            <text:p>2469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Harpy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381">
            <text:p>11381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Optimal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81">
            <text:p>11381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11381">
            <text:p>113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EM Shield Resis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81">
            <text:p>11381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11381">
            <text:p>113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Exp Shield Resis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81">
            <text:p>11381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11381">
            <text:p>113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Kin Shield Resis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81">
            <text:p>11381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11381">
            <text:p>1138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Therm Shield Resis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81">
            <text:p>11381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3">
            <text:p>673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81">
            <text:p>11381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5">
            <text:p>675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81">
            <text:p>1138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803">
            <text:p>1803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Hawk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379">
            <text:p>11379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Kinetic Missil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79">
            <text:p>11379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09;5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Standard, Assault Launcher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79">
            <text:p>11379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5">
            <text:p>675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40;1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hield Booster Boos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79">
            <text:p>11379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3">
            <text:p>673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issile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79">
            <text:p>1137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803">
            <text:p>1803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Hel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852">
            <text:p>22852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 office:value-type="float" office:value="1060">
            <text:p>1060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Armor Transf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852">
            <text:p>22852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 office:value-type="float" office:value="1060">
            <text:p>1060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Shield Transport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852">
            <text:p>22852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 office:value-type="float" office:value="1059">
            <text:p>1059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Capital Armor Transfer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852">
            <text:p>22852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 office:value-type="float" office:value="1059">
            <text:p>1059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Capital Shield Transporter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852">
            <text:p>2285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852">
            <text:p>22852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 office:value-type="float" office:value="1058">
            <text:p>1058</text:p>
          </table:table-cell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float" office:value="22852">
            <text:p>2285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Fighter Control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852">
            <text:p>22852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 office:value-type="float" office:value="1072">
            <text:p>1072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22852">
            <text:p>2285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Warfare Link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852">
            <text:p>2285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22852">
            <text:p>22852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Fighter Control Range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852">
            <text:p>2285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4283">
            <text:p>24283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Drone Control Unit CPU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Helio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172">
            <text:p>11172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72">
            <text:p>11172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118">
            <text:p>118</text:p>
          </table:table-cell>
          <table:table-cell office:value-type="float" office:value="4">
            <text:p>4</text:p>
          </table:table-cell>
          <table:table-cell office:value-type="float" office:value="837">
            <text:p>83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cout Drone Thermal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72">
            <text:p>1117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25">
            <text:p>0.02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72">
            <text:p>11172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569">
            <text:p>56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72">
            <text:p>11172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839">
            <text:p>839</text:p>
          </table:table-cell>
          <table:table-cell office:value-type="float" office:value="1371">
            <text:p>1371</text:p>
          </table:table-cell>
          <table:table-cell office:value-type="float" office:value="2">
            <text:p>2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Probe Scan Strength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Heretic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452">
            <text:p>22452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8">
            <text:p>758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EM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52">
            <text:p>22452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8">
            <text:p>758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Ex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52">
            <text:p>22452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8">
            <text:p>758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Kin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52">
            <text:p>22452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8">
            <text:p>758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Therm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52">
            <text:p>22452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9">
            <text:p>759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string">
            <text:p>387;648;384;653;3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&amp; Light Missile Explosion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52">
            <text:p>22452</text:p>
          </table:table-cell>
          <table:table-cell/>
          <table:table-cell office:value-type="float" office:value="1">
            <text:p>1</text:p>
          </table:table-cell>
          <table:table-cell office:value-type="float" office:value="12098">
            <text:p>12098</text:p>
          </table:table-cell>
          <table:table-cell office:value-type="float" office:value="1012">
            <text:p>1012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issile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52">
            <text:p>22452</text:p>
          </table:table-cell>
          <table:table-cell/>
          <table:table-cell office:value-type="float" office:value="1">
            <text:p>1</text:p>
          </table:table-cell>
          <table:table-cell office:value-type="float" office:value="12098">
            <text:p>12098</text:p>
          </table:table-cell>
          <table:table-cell office:value-type="float" office:value="1013">
            <text:p>1013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22782">
            <text:p>227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Sphere Launcher RO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Hero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5">
            <text:p>605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issile Kinetic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05">
            <text:p>605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1371">
            <text:p>1371</text:p>
          </table:table-cell>
          <table:table-cell office:value-type="float" office:value="2">
            <text:p>2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Probe Scan Strength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Hoard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1">
            <text:p>651</text:p>
          </table:table-cell>
          <table:table-cell/>
          <table:table-cell office:value-type="float" office:value="1">
            <text:p>1</text:p>
          </table:table-cell>
          <table:table-cell office:value-type="float" office:value="3341">
            <text:p>3341</text:p>
          </table:table-cell>
          <table:table-cell office:value-type="float" office:value="493">
            <text:p>49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651">
            <text:p>6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51">
            <text:p>651</text:p>
          </table:table-cell>
          <table:table-cell/>
          <table:table-cell office:value-type="float" office:value="1">
            <text:p>1</text:p>
          </table:table-cell>
          <table:table-cell office:value-type="float" office:value="3341">
            <text:p>3341</text:p>
          </table:table-cell>
          <table:table-cell office:value-type="float" office:value="493">
            <text:p>49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51">
            <text:p>65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Houn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034">
            <text:p>12034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orpedo Explosion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34">
            <text:p>12034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orpedo Flight Tim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34">
            <text:p>12034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Torpedo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34">
            <text:p>12034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839">
            <text:p>839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xplosive Torpedo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34">
            <text:p>12034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569">
            <text:p>569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Explosive Bomb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34">
            <text:p>1203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37">
            <text:p>83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8">
            <text:p>50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035">
            <text:p>0.0035</text:p>
          </table:table-cell>
          <table:table-cell office:value-type="string">
            <text:p>Siege Missile PG Nee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34">
            <text:p>1203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34">
            <text:p>1203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Sensor Recalibration Time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Hugin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61">
            <text:p>11961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489">
            <text:p>489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1">
            <text:p>11961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Target Painter Sig Radi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1">
            <text:p>11961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>Stasis Web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1">
            <text:p>11961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2">
            <text:p>962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11;510;7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Assault, Heavy, Heavy Assault Launcher RO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Hulk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544">
            <text:p>22544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774">
            <text:p>774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40">
            <text:p>10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rip Miner Mining Yiel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544">
            <text:p>22544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773">
            <text:p>773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22544">
            <text:p>225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7.5">
            <text:p>-7.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544">
            <text:p>22544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773">
            <text:p>773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22544">
            <text:p>225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7.5">
            <text:p>-7.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544">
            <text:p>22544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773">
            <text:p>773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2544">
            <text:p>225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7.5">
            <text:p>-7.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544">
            <text:p>22544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773">
            <text:p>773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2544">
            <text:p>2254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7.5">
            <text:p>-7.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544">
            <text:p>22544</text:p>
          </table:table-cell>
          <table:table-cell/>
          <table:table-cell office:value-type="float" office:value="1">
            <text:p>1</text:p>
          </table:table-cell>
          <table:table-cell office:value-type="float" office:value="22551">
            <text:p>22551</text:p>
          </table:table-cell>
          <table:table-cell office:value-type="float" office:value="924">
            <text:p>924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40">
            <text:p>10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rip Miner Mining Yiel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544">
            <text:p>22544</text:p>
          </table:table-cell>
          <table:table-cell/>
          <table:table-cell office:value-type="float" office:value="1">
            <text:p>1</text:p>
          </table:table-cell>
          <table:table-cell office:value-type="float" office:value="22551">
            <text:p>22551</text:p>
          </table:table-cell>
          <table:table-cell office:value-type="float" office:value="925">
            <text:p>925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1038">
            <text:p>10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4">
            <text:p>-4</text:p>
          </table:table-cell>
          <table:table-cell office:value-type="string">
            <text:p>Ice Harvester Duration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Hurrican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702">
            <text:p>24702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702">
            <text:p>24702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Projectile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702">
            <text:p>2470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Hyen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387">
            <text:p>11387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147">
            <text:p>147</text:p>
          </table:table-cell>
          <table:table-cell office:value-type="float" office:value="4">
            <text:p>4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05">
            <text:p>0.05</text:p>
          </table:table-cell>
          <table:table-cell office:value-type="string">
            <text:p>MWD Capacitor Penalty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87">
            <text:p>11387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Target Painter Sig Radi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87">
            <text:p>11387</text:p>
          </table:table-cell>
          <table:table-cell/>
          <table:table-cell office:value-type="float" office:value="1">
            <text:p>1</text:p>
          </table:table-cell>
          <table:table-cell office:value-type="float" office:value="28615">
            <text:p>28615</text:p>
          </table:table-cell>
          <table:table-cell office:value-type="float" office:value="1250">
            <text:p>1250</text:p>
          </table:table-cell>
          <table:table-cell office:value-type="float" office:value="552">
            <text:p>552</text:p>
          </table:table-cell>
          <table:table-cell office:value-type="float" office:value="1">
            <text:p>1</text:p>
          </table:table-cell>
          <table:table-cell office:value-type="float" office:value="11387">
            <text:p>113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3">
            <text:p>-3</text:p>
          </table:table-cell>
          <table:table-cell office:value-type="string">
            <text:p>Signature Radi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87">
            <text:p>11387</text:p>
          </table:table-cell>
          <table:table-cell/>
          <table:table-cell office:value-type="float" office:value="1">
            <text:p>1</text:p>
          </table:table-cell>
          <table:table-cell office:value-type="float" office:value="28615">
            <text:p>28615</text:p>
          </table:table-cell>
          <table:table-cell office:value-type="float" office:value="1249">
            <text:p>1249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Stasis Web Ran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Hyperio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690">
            <text:p>24690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00">
            <text:p>50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690">
            <text:p>24690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Armor Repair Amount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Ibi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1">
            <text:p>60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63">
            <text:p>463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Ran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Imicu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7">
            <text:p>607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607">
            <text:p>60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rone Control Range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07">
            <text:p>607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1371">
            <text:p>1371</text:p>
          </table:table-cell>
          <table:table-cell office:value-type="float" office:value="2">
            <text:p>2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Probe Scan Strength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Impairo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6">
            <text:p>59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85">
            <text:p>48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table:number-columns-repeated="2" office:value-type="float" office:value="0">
            <text:p>0</text:p>
          </table:table-cell>
          <table:table-cell office:value-type="float" office:value="-20">
            <text:p>-20</text:p>
          </table:table-cell>
          <table:table-cell office:value-type="string">
            <text:p>Small Energy Turret Capacitor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Impel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753">
            <text:p>12753</text:p>
          </table:table-cell>
          <table:table-cell/>
          <table:table-cell office:value-type="float" office:value="1">
            <text:p>1</text:p>
          </table:table-cell>
          <table:table-cell office:value-type="float" office:value="3343">
            <text:p>3343</text:p>
          </table:table-cell>
          <table:table-cell office:value-type="float" office:value="494">
            <text:p>494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53">
            <text:p>12753</text:p>
          </table:table-cell>
          <table:table-cell/>
          <table:table-cell office:value-type="float" office:value="1">
            <text:p>1</text:p>
          </table:table-cell>
          <table:table-cell office:value-type="float" office:value="3343">
            <text:p>3343</text:p>
          </table:table-cell>
          <table:table-cell office:value-type="float" office:value="494">
            <text:p>494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53">
            <text:p>12753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1360">
            <text:p>1360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12753">
            <text:p>127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Armor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53">
            <text:p>12753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807">
            <text:p>807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Armor Repair Amount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Imperial Navy Slic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703">
            <text:p>17703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Energy Turret Optimal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03">
            <text:p>17703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>
            <text:p>Small Energy Turret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Incursu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4">
            <text:p>594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94">
            <text:p>594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Armor Repair Amount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Inquisito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0">
            <text:p>590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EM Missil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90">
            <text:p>590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Exp Missil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90">
            <text:p>590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Kin Missil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90">
            <text:p>590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herm Missile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Ishku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042">
            <text:p>12042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42">
            <text:p>12042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42">
            <text:p>12042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42">
            <text:p>12042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42">
            <text:p>12042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3">
            <text:p>673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42">
            <text:p>12042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5">
            <text:p>675</text:p>
          </table:table-cell>
          <table:table-cell office:value-type="float" office:value="283">
            <text:p>283</text:p>
          </table:table-cell>
          <table:table-cell office:value-type="float" office:value="1">
            <text:p>1</text:p>
          </table:table-cell>
          <table:table-cell office:value-type="float" office:value="12042">
            <text:p>12042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Drone Bay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42">
            <text:p>1204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803">
            <text:p>1803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Ishta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005">
            <text:p>12005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05">
            <text:p>12005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05">
            <text:p>12005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05">
            <text:p>12005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05">
            <text:p>12005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05">
            <text:p>12005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3">
            <text:p>693</text:p>
          </table:table-cell>
          <table:table-cell office:value-type="float" office:value="283">
            <text:p>283</text:p>
          </table:table-cell>
          <table:table-cell office:value-type="float" office:value="1">
            <text:p>1</text:p>
          </table:table-cell>
          <table:table-cell office:value-type="float" office:value="12005">
            <text:p>12005</text:p>
          </table:table-cell>
          <table:table-cell table:number-columns-repeated="2"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Drone Bay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05">
            <text:p>12005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2">
            <text:p>692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12005">
            <text:p>12005</text:p>
          </table:table-cell>
          <table:table-cell table:number-columns-repeated="2" office:value-type="float" office:value="1">
            <text:p>1</text:p>
          </table:table-cell>
          <table:table-cell office:value-type="float" office:value="5000">
            <text:p>5000</text:p>
          </table:table-cell>
          <table:table-cell office:value-type="string">
            <text:p>Drone Control Range 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Itero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0">
            <text:p>650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 office:value-type="float" office:value="496">
            <text:p>496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50">
            <text:p>650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 office:value-type="float" office:value="496">
            <text:p>496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Iteron Mark II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4">
            <text:p>654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 office:value-type="float" office:value="496">
            <text:p>496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54">
            <text:p>654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 office:value-type="float" office:value="496">
            <text:p>496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54">
            <text:p>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Iteron Mark III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5">
            <text:p>655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 office:value-type="float" office:value="496">
            <text:p>496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655">
            <text:p>6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55">
            <text:p>655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 office:value-type="float" office:value="496">
            <text:p>496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55">
            <text:p>65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Iteron Mark IV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6">
            <text:p>656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 office:value-type="float" office:value="496">
            <text:p>496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656">
            <text:p>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56">
            <text:p>656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 office:value-type="float" office:value="496">
            <text:p>496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56">
            <text:p>6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Iteron Mark V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7">
            <text:p>657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 office:value-type="float" office:value="496">
            <text:p>496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657">
            <text:p>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57">
            <text:p>657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 office:value-type="float" office:value="496">
            <text:p>496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57">
            <text:p>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Jagua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400">
            <text:p>11400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400">
            <text:p>11400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Projectile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400">
            <text:p>11400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5">
            <text:p>675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400">
            <text:p>11400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3">
            <text:p>673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Projectile Turret Optimal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400">
            <text:p>1140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803">
            <text:p>1803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Kere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174">
            <text:p>11174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emote Sensor Damp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74">
            <text:p>11174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566">
            <text:p>566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emote Sensor Damp Re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74">
            <text:p>11174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Remote Sensor Capacitor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74">
            <text:p>11174</text:p>
          </table:table-cell>
          <table:table-cell/>
          <table:table-cell office:value-type="float" office:value="1">
            <text:p>1</text:p>
          </table:table-cell>
          <table:table-cell office:value-type="float" office:value="28615">
            <text:p>28615</text:p>
          </table:table-cell>
          <table:table-cell office:value-type="float" office:value="1249">
            <text:p>1249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Warp Disrupto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74">
            <text:p>11174</text:p>
          </table:table-cell>
          <table:table-cell/>
          <table:table-cell office:value-type="float" office:value="1">
            <text:p>1</text:p>
          </table:table-cell>
          <table:table-cell office:value-type="float" office:value="28615">
            <text:p>28615</text:p>
          </table:table-cell>
          <table:table-cell office:value-type="float" office:value="1250">
            <text:p>125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Warp Disruptor Cap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Kestrel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2">
            <text:p>602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EM Missil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02">
            <text:p>602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Exp Missil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02">
            <text:p>602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Kin Missil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02">
            <text:p>602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herm Missile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Kitsun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194">
            <text:p>11194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4">
            <text:p>11194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4">
            <text:p>11194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4">
            <text:p>11194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4">
            <text:p>11194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ECM Capacitor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4">
            <text:p>11194</text:p>
          </table:table-cell>
          <table:table-cell/>
          <table:table-cell office:value-type="float" office:value="1">
            <text:p>1</text:p>
          </table:table-cell>
          <table:table-cell office:value-type="float" office:value="28615">
            <text:p>28615</text:p>
          </table:table-cell>
          <table:table-cell office:value-type="float" office:value="1249">
            <text:p>1249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ECM Optimal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4">
            <text:p>11194</text:p>
          </table:table-cell>
          <table:table-cell/>
          <table:table-cell office:value-type="float" office:value="1">
            <text:p>1</text:p>
          </table:table-cell>
          <table:table-cell office:value-type="float" office:value="28615">
            <text:p>28615</text:p>
          </table:table-cell>
          <table:table-cell office:value-type="float" office:value="1250">
            <text:p>1250</text:p>
          </table:table-cell>
          <table:table-cell office:value-type="float" office:value="482">
            <text:p>482</text:p>
          </table:table-cell>
          <table:table-cell office:value-type="float" office:value="1">
            <text:p>1</text:p>
          </table:table-cell>
          <table:table-cell office:value-type="float" office:value="11194">
            <text:p>1119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pacitor Capa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Krono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661">
            <text:p>28661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00">
            <text:p>50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61">
            <text:p>28661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tasis Web Velocity Factor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61">
            <text:p>28661</text:p>
          </table:table-cell>
          <table:table-cell/>
          <table:table-cell office:value-type="float" office:value="1">
            <text:p>1</text:p>
          </table:table-cell>
          <table:table-cell office:value-type="float" office:value="28667">
            <text:p>28667</text:p>
          </table:table-cell>
          <table:table-cell office:value-type="float" office:value="1266">
            <text:p>1266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Armor Repair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61">
            <text:p>28661</text:p>
          </table:table-cell>
          <table:table-cell/>
          <table:table-cell office:value-type="float" office:value="1">
            <text:p>1</text:p>
          </table:table-cell>
          <table:table-cell office:value-type="float" office:value="28667">
            <text:p>28667</text:p>
          </table:table-cell>
          <table:table-cell office:value-type="float" office:value="1265">
            <text:p>1265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Large Hybrid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61">
            <text:p>2866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68">
            <text:p>1268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61">
            <text:p>2866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79">
            <text:p>1279</text:p>
          </table:table-cell>
          <table:table-cell office:value-type="float" office:value="1045">
            <text:p>1045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Tractor Beam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61">
            <text:p>2866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69">
            <text:p>1269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Tractor Beam Ran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Lachesi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71">
            <text:p>11971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71">
            <text:p>11971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emote Sensor Damp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71">
            <text:p>11971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566">
            <text:p>566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emote Sensor Damp Re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71">
            <text:p>11971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Warp Scrambl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71">
            <text:p>11971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2">
            <text:p>962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11;5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Assault, Heavy Launcher RO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Legio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986">
            <text:p>29986</text:p>
          </table:table-cell>
          <table:table-cell/>
          <table:table-cell office:value-type="float" office:value="1">
            <text:p>1</text:p>
          </table:table-cell>
          <table:table-cell office:value-type="float" office:value="30650">
            <text:p>30650</text:p>
          </table:table-cell>
          <table:table-cell office:value-type="float" office:value="1503">
            <text:p>1503</text:p>
          </table:table-cell>
          <table:table-cell office:value-type="float" office:value="1211">
            <text:p>1211</text:p>
          </table:table-cell>
          <table:table-cell office:value-type="float" office:value="7">
            <text:p>7</text:p>
          </table:table-cell>
          <table:table-cell office:value-type="float" office:value="1211">
            <text:p>12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Heat Damage Reduction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Leviatha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64">
            <text:p>3764</text:p>
          </table:table-cell>
          <table:table-cell/>
          <table:table-cell office:value-type="float" office:value="1">
            <text:p>1</text:p>
          </table:table-cell>
          <table:table-cell office:value-type="float" office:value="3346">
            <text:p>3346</text:p>
          </table:table-cell>
          <table:table-cell office:value-type="float" office:value="1039">
            <text:p>1039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476">
            <text:p>4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string">
            <text:p>Citadel Torpedo Kinetic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764">
            <text:p>3764</text:p>
          </table:table-cell>
          <table:table-cell/>
          <table:table-cell office:value-type="float" office:value="1">
            <text:p>1</text:p>
          </table:table-cell>
          <table:table-cell office:value-type="float" office:value="3346">
            <text:p>3346</text:p>
          </table:table-cell>
          <table:table-cell office:value-type="float" office:value="1040">
            <text:p>1040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Gang Shield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764">
            <text:p>376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764">
            <text:p>3764</text:p>
          </table:table-cell>
          <table:table-cell/>
          <table:table-cell office:value-type="float" office:value="1">
            <text:p>1</text:p>
          </table:table-cell>
          <table:table-cell office:value-type="float" office:value="3346">
            <text:p>3346</text:p>
          </table:table-cell>
          <table:table-cell office:value-type="float" office:value="1064">
            <text:p>1064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3764">
            <text:p>3764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Warfare Link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Loki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990">
            <text:p>29990</text:p>
          </table:table-cell>
          <table:table-cell/>
          <table:table-cell office:value-type="float" office:value="1">
            <text:p>1</text:p>
          </table:table-cell>
          <table:table-cell office:value-type="float" office:value="30653">
            <text:p>30653</text:p>
          </table:table-cell>
          <table:table-cell office:value-type="float" office:value="1506">
            <text:p>1506</text:p>
          </table:table-cell>
          <table:table-cell office:value-type="float" office:value="1211">
            <text:p>1211</text:p>
          </table:table-cell>
          <table:table-cell office:value-type="float" office:value="7">
            <text:p>7</text:p>
          </table:table-cell>
          <table:table-cell office:value-type="float" office:value="1211">
            <text:p>12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Heat Damage Reduction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Machariel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738">
            <text:p>1773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table:number-columns-repeated="2"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string">
            <text:p>Large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38">
            <text:p>17738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490">
            <text:p>49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Projectile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38">
            <text:p>17738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00">
            <text:p>500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arge Projectile Turret Fallof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Mackinaw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548">
            <text:p>22548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774">
            <text:p>774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40">
            <text:p>10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rip Miner Mining Yiel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548">
            <text:p>22548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773">
            <text:p>773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22548">
            <text:p>225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7.5">
            <text:p>-7.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548">
            <text:p>22548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773">
            <text:p>773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22548">
            <text:p>225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7.5">
            <text:p>-7.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548">
            <text:p>22548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773">
            <text:p>773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2548">
            <text:p>225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7.5">
            <text:p>-7.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548">
            <text:p>22548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773">
            <text:p>773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2548">
            <text:p>2254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7.5">
            <text:p>-7.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548">
            <text:p>22548</text:p>
          </table:table-cell>
          <table:table-cell/>
          <table:table-cell office:value-type="float" office:value="1">
            <text:p>1</text:p>
          </table:table-cell>
          <table:table-cell office:value-type="float" office:value="22551">
            <text:p>22551</text:p>
          </table:table-cell>
          <table:table-cell office:value-type="float" office:value="925">
            <text:p>925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1038">
            <text:p>10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Ice Harvester Duration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548">
            <text:p>2254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24">
            <text:p>924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40">
            <text:p>104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Strip Miner Mining Yiel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548">
            <text:p>2254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80">
            <text:p>780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1038">
            <text:p>1038</text:p>
          </table:table-cell>
          <table:table-cell table:number-columns-repeated="2" office:value-type="float" office:value="0">
            <text:p>0</text:p>
          </table:table-cell>
          <table:table-cell office:value-type="float" office:value="-25">
            <text:p>-25</text:p>
          </table:table-cell>
          <table:table-cell office:value-type="string">
            <text:p>Ice Harvester Duration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Maelstrom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694">
            <text:p>24694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518">
            <text:p>518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Large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694">
            <text:p>24694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490">
            <text:p>490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40;1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hield Booster Boost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Magnat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248">
            <text:p>29248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Small Energy Turret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9248">
            <text:p>29248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371">
            <text:p>1371</text:p>
          </table:table-cell>
          <table:table-cell office:value-type="float" office:value="2">
            <text:p>2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Probe Scan Strength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Maledictio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186">
            <text:p>11186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EM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6">
            <text:p>11186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Ex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6">
            <text:p>11186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Kin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6">
            <text:p>11186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Therm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6">
            <text:p>11186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11186">
            <text:p>111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6">
            <text:p>11186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11186">
            <text:p>111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6">
            <text:p>11186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11186">
            <text:p>111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6">
            <text:p>11186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11186">
            <text:p>1118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6">
            <text:p>11186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568">
            <text:p>568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6">
            <text:p>11186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804">
            <text:p>804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Warp Scrambl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86">
            <text:p>1118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80">
            <text:p>128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52;65</text:p>
          </table:table-cell>
          <table:table-cell table:number-columns-repeated="2"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string">
            <text:p>Propulsion Jamming Cap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Mall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4">
            <text:p>624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Medium Energy Turret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4">
            <text:p>624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624">
            <text:p>6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4">
            <text:p>624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624">
            <text:p>6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4">
            <text:p>624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624">
            <text:p>6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4">
            <text:p>624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624">
            <text:p>62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Mammoth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2">
            <text:p>652</text:p>
          </table:table-cell>
          <table:table-cell/>
          <table:table-cell office:value-type="float" office:value="1">
            <text:p>1</text:p>
          </table:table-cell>
          <table:table-cell office:value-type="float" office:value="3341">
            <text:p>3341</text:p>
          </table:table-cell>
          <table:table-cell office:value-type="float" office:value="493">
            <text:p>49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652">
            <text:p>6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52">
            <text:p>652</text:p>
          </table:table-cell>
          <table:table-cell/>
          <table:table-cell office:value-type="float" office:value="1">
            <text:p>1</text:p>
          </table:table-cell>
          <table:table-cell office:value-type="float" office:value="3341">
            <text:p>3341</text:p>
          </table:table-cell>
          <table:table-cell office:value-type="float" office:value="493">
            <text:p>49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52">
            <text:p>6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Manticor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032">
            <text:p>12032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orpedo Explosion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32">
            <text:p>12032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orpedo Flight Tim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32">
            <text:p>12032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Torpedo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32">
            <text:p>12032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839">
            <text:p>839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Kinetic Torpedo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32">
            <text:p>12032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569">
            <text:p>569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Kinetic Bomb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32">
            <text:p>1203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37">
            <text:p>83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8">
            <text:p>50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035">
            <text:p>0.0035</text:p>
          </table:table-cell>
          <table:table-cell office:value-type="string">
            <text:p>Siege Missile PG Nee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32">
            <text:p>1203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32">
            <text:p>1203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Sensor Recalibration Time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Mastodo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747">
            <text:p>12747</text:p>
          </table:table-cell>
          <table:table-cell/>
          <table:table-cell office:value-type="float" office:value="1">
            <text:p>1</text:p>
          </table:table-cell>
          <table:table-cell office:value-type="float" office:value="3341">
            <text:p>3341</text:p>
          </table:table-cell>
          <table:table-cell office:value-type="float" office:value="493">
            <text:p>49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2747">
            <text:p>127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47">
            <text:p>12747</text:p>
          </table:table-cell>
          <table:table-cell/>
          <table:table-cell office:value-type="float" office:value="1">
            <text:p>1</text:p>
          </table:table-cell>
          <table:table-cell office:value-type="float" office:value="3341">
            <text:p>3341</text:p>
          </table:table-cell>
          <table:table-cell office:value-type="float" office:value="493">
            <text:p>49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2747">
            <text:p>127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47">
            <text:p>12747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807">
            <text:p>807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12747">
            <text:p>1274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hield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47">
            <text:p>12747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807">
            <text:p>807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hield HP (Extenders)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47">
            <text:p>12747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807">
            <text:p>807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40;1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hield Booster Boost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Maulu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9">
            <text:p>609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09">
            <text:p>609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emote Sensor Damp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09">
            <text:p>609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566">
            <text:p>566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emote Sensor Damp Re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Megathro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1">
            <text:p>641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00">
            <text:p>50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41">
            <text:p>641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Large Hybrid Turret Tracking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Megathron Federate Issu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3202">
            <text:p>13202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00">
            <text:p>50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3202">
            <text:p>13202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Large Hybrid Turret Tracking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Megathron Navy Issu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728">
            <text:p>17728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00">
            <text:p>50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28">
            <text:p>17728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Large Hybrid Turret Tracking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Merli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3">
            <text:p>603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Optimal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03">
            <text:p>603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03">
            <text:p>603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03">
            <text:p>603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03">
            <text:p>603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603">
            <text:p>60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Mo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3">
            <text:p>623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487">
            <text:p>487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Hybrid Turret Optimal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3">
            <text:p>623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623">
            <text:p>6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3">
            <text:p>623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623">
            <text:p>6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3">
            <text:p>623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623">
            <text:p>6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3">
            <text:p>623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623">
            <text:p>62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Moro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724">
            <text:p>19724</text:p>
          </table:table-cell>
          <table:table-cell/>
          <table:table-cell office:value-type="float" office:value="1">
            <text:p>1</text:p>
          </table:table-cell>
          <table:table-cell office:value-type="float" office:value="20531">
            <text:p>20531</text:p>
          </table:table-cell>
          <table:table-cell office:value-type="float" office:value="879">
            <text:p>879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771;7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pital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9724">
            <text:p>19724</text:p>
          </table:table-cell>
          <table:table-cell/>
          <table:table-cell office:value-type="float" office:value="1">
            <text:p>1</text:p>
          </table:table-cell>
          <table:table-cell office:value-type="float" office:value="20531">
            <text:p>20531</text:p>
          </table:table-cell>
          <table:table-cell office:value-type="float" office:value="880">
            <text:p>880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771;7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Capital Hybrid Turret RO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Munin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015">
            <text:p>12015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489">
            <text:p>489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5">
            <text:p>12015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Projectile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5">
            <text:p>12015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2">
            <text:p>692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Projectile Optimal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5">
            <text:p>12015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3">
            <text:p>693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Medium Projectile Turret Tracking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Myrmido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700">
            <text:p>2470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700">
            <text:p>2470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700">
            <text:p>2470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700">
            <text:p>2470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700">
            <text:p>2470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Armor Repair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700">
            <text:p>2470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Nag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06">
            <text:p>4306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306">
            <text:p>4306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arge Hybrid Turret Optimal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306">
            <text:p>430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786">
            <text:p>1786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5">
            <text:p>0.05</text:p>
          </table:table-cell>
          <table:table-cell office:value-type="string">
            <text:p>Large Hybrid Turret PG Us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306">
            <text:p>430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787">
            <text:p>178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string">
            <text:p>Large Hybrid Turret CPU Nee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306">
            <text:p>430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788">
            <text:p>178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string">
            <text:p>Large Hybrid Turret Cap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Naglfa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722">
            <text:p>19722</text:p>
          </table:table-cell>
          <table:table-cell/>
          <table:table-cell office:value-type="float" office:value="1">
            <text:p>1</text:p>
          </table:table-cell>
          <table:table-cell office:value-type="float" office:value="20532">
            <text:p>20532</text:p>
          </table:table-cell>
          <table:table-cell office:value-type="float" office:value="1545">
            <text:p>1545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775;7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Capital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9722">
            <text:p>19722</text:p>
          </table:table-cell>
          <table:table-cell/>
          <table:table-cell office:value-type="float" office:value="1">
            <text:p>1</text:p>
          </table:table-cell>
          <table:table-cell office:value-type="float" office:value="20532">
            <text:p>20532</text:p>
          </table:table-cell>
          <table:table-cell office:value-type="float" office:value="881">
            <text:p>881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775;7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pital Projectile Turret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Navita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2">
            <text:p>592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592">
            <text:p>59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92">
            <text:p>592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Mining Laser Yiel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92">
            <text:p>59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office:value-type="string">
            <text:p>Mining Laser Cap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Nemesi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377">
            <text:p>11377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orpedo Explosion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77">
            <text:p>11377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orpedo Flight Tim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77">
            <text:p>11377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Torpedo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77">
            <text:p>11377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839">
            <text:p>839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Thermal Torpedo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77">
            <text:p>11377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569">
            <text:p>569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hermal Bomb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77">
            <text:p>1137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37">
            <text:p>83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8">
            <text:p>50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035">
            <text:p>0.0035</text:p>
          </table:table-cell>
          <table:table-cell office:value-type="string">
            <text:p>Siege Missile PG Nee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77">
            <text:p>1137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05">
            <text:p>0.00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77">
            <text:p>1137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Sensor Recalibration Time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Nidhoggu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483">
            <text:p>24483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 office:value-type="float" office:value="1060">
            <text:p>1060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Armor Transf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483">
            <text:p>24483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 office:value-type="float" office:value="1060">
            <text:p>1060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Shield Transport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483">
            <text:p>24483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 office:value-type="float" office:value="1059">
            <text:p>1059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Capital Armor Transfer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483">
            <text:p>24483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 office:value-type="float" office:value="1059">
            <text:p>1059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Capital Shield Transporter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483">
            <text:p>2448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483">
            <text:p>24483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 office:value-type="float" office:value="1058">
            <text:p>1058</text:p>
          </table:table-cell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float" office:value="24483">
            <text:p>2448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Fighter Control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483">
            <text:p>24483</text:p>
          </table:table-cell>
          <table:table-cell/>
          <table:table-cell office:value-type="float" office:value="1">
            <text:p>1</text:p>
          </table:table-cell>
          <table:table-cell office:value-type="float" office:value="24314">
            <text:p>24314</text:p>
          </table:table-cell>
          <table:table-cell office:value-type="float" office:value="1058">
            <text:p>1058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24483">
            <text:p>2448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Warfare Link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483">
            <text:p>2448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24483">
            <text:p>2448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Fighter Control Range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483">
            <text:p>2448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4283">
            <text:p>24283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Drone Control Unit CPU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Nighthawk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470">
            <text:p>2247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11;510;7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Assault, Heavy, Heavy Assault Launcher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70">
            <text:p>2247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22470">
            <text:p>224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70">
            <text:p>2247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22470">
            <text:p>224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70">
            <text:p>2247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2470">
            <text:p>224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70">
            <text:p>2247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2470">
            <text:p>2247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70">
            <text:p>22470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1000">
            <text:p>1000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85;655;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Heavy Missile Kinetic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70">
            <text:p>22470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999">
            <text:p>999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string">
            <text:p>385;655;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Heavy Missile Explosion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70">
            <text:p>22470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1000">
            <text:p>1000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772;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Heavy Assault Missile Kinetic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70">
            <text:p>2247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Nightmar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736">
            <text:p>1773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Large Energy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36">
            <text:p>17736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585">
            <text:p>585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Large Energy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36">
            <text:p>17736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Energy Turret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Nocti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98">
            <text:p>2998</text:p>
          </table:table-cell>
          <table:table-cell/>
          <table:table-cell office:value-type="float" office:value="1">
            <text:p>1</text:p>
          </table:table-cell>
          <table:table-cell office:value-type="float" office:value="3184">
            <text:p>3184</text:p>
          </table:table-cell>
          <table:table-cell office:value-type="float" office:value="1669">
            <text:p>1669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Tractor Beam Cycle Tim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998">
            <text:p>2998</text:p>
          </table:table-cell>
          <table:table-cell/>
          <table:table-cell office:value-type="float" office:value="1">
            <text:p>1</text:p>
          </table:table-cell>
          <table:table-cell office:value-type="float" office:value="3184">
            <text:p>3184</text:p>
          </table:table-cell>
          <table:table-cell office:value-type="float" office:value="1669">
            <text:p>1669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string">
            <text:p>25861;26983;3083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Salvager Beam Cycle Tim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998">
            <text:p>2998</text:p>
          </table:table-cell>
          <table:table-cell/>
          <table:table-cell office:value-type="float" office:value="1">
            <text:p>1</text:p>
          </table:table-cell>
          <table:table-cell office:value-type="float" office:value="3184">
            <text:p>3184</text:p>
          </table:table-cell>
          <table:table-cell office:value-type="float" office:value="1670">
            <text:p>1670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>Tractor Beam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998">
            <text:p>2998</text:p>
          </table:table-cell>
          <table:table-cell/>
          <table:table-cell office:value-type="float" office:value="1">
            <text:p>1</text:p>
          </table:table-cell>
          <table:table-cell office:value-type="float" office:value="3184">
            <text:p>3184</text:p>
          </table:table-cell>
          <table:table-cell office:value-type="float" office:value="1670">
            <text:p>1670</text:p>
          </table:table-cell>
          <table:table-cell office:value-type="float" office:value="1045">
            <text:p>1045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>Tractor Beam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Noma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846">
            <text:p>28846</text:p>
          </table:table-cell>
          <table:table-cell/>
          <table:table-cell office:value-type="float" office:value="1">
            <text:p>1</text:p>
          </table:table-cell>
          <table:table-cell office:value-type="float" office:value="20528">
            <text:p>20528</text:p>
          </table:table-cell>
          <table:table-cell office:value-type="float" office:value="893">
            <text:p>89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8846">
            <text:p>288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846">
            <text:p>28846</text:p>
          </table:table-cell>
          <table:table-cell/>
          <table:table-cell office:value-type="float" office:value="1">
            <text:p>1</text:p>
          </table:table-cell>
          <table:table-cell office:value-type="float" office:value="20528">
            <text:p>20528</text:p>
          </table:table-cell>
          <table:table-cell office:value-type="float" office:value="892">
            <text:p>892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8846">
            <text:p>288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Agil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846">
            <text:p>28846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1">
            <text:p>1311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28846">
            <text:p>288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hield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846">
            <text:p>28846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1">
            <text:p>1311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28846">
            <text:p>288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Armor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846">
            <text:p>28846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1">
            <text:p>131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8846">
            <text:p>288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Hull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846">
            <text:p>28846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2">
            <text:p>1312</text:p>
          </table:table-cell>
          <table:table-cell office:value-type="float" office:value="868">
            <text:p>868</text:p>
          </table:table-cell>
          <table:table-cell office:value-type="float" office:value="1">
            <text:p>1</text:p>
          </table:table-cell>
          <table:table-cell office:value-type="float" office:value="28846">
            <text:p>288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Jump Fuel Nee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846">
            <text:p>28846</text:p>
          </table:table-cell>
          <table:table-cell/>
          <table:table-cell office:value-type="float" office:value="1">
            <text:p>1</text:p>
          </table:table-cell>
          <table:table-cell office:value-type="float" office:value="20342">
            <text:p>20342</text:p>
          </table:table-cell>
          <table:table-cell office:value-type="float" office:value="892">
            <text:p>892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8846">
            <text:p>288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Agil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Nyx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913">
            <text:p>23913</text:p>
          </table:table-cell>
          <table:table-cell/>
          <table:table-cell office:value-type="float" office:value="1">
            <text:p>1</text:p>
          </table:table-cell>
          <table:table-cell office:value-type="float" office:value="24313">
            <text:p>24313</text:p>
          </table:table-cell>
          <table:table-cell office:value-type="float" office:value="1057">
            <text:p>1057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Armor Transf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3">
            <text:p>23913</text:p>
          </table:table-cell>
          <table:table-cell/>
          <table:table-cell office:value-type="float" office:value="1">
            <text:p>1</text:p>
          </table:table-cell>
          <table:table-cell office:value-type="float" office:value="24313">
            <text:p>24313</text:p>
          </table:table-cell>
          <table:table-cell office:value-type="float" office:value="1057">
            <text:p>1057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Shield Transport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3">
            <text:p>23913</text:p>
          </table:table-cell>
          <table:table-cell/>
          <table:table-cell office:value-type="float" office:value="1">
            <text:p>1</text:p>
          </table:table-cell>
          <table:table-cell office:value-type="float" office:value="24313">
            <text:p>24313</text:p>
          </table:table-cell>
          <table:table-cell office:value-type="float" office:value="1056">
            <text:p>1056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549">
            <text:p>5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eployed Fighter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3">
            <text:p>23913</text:p>
          </table:table-cell>
          <table:table-cell/>
          <table:table-cell office:value-type="float" office:value="1">
            <text:p>1</text:p>
          </table:table-cell>
          <table:table-cell office:value-type="float" office:value="24313">
            <text:p>24313</text:p>
          </table:table-cell>
          <table:table-cell office:value-type="float" office:value="1056">
            <text:p>1056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1023">
            <text:p>10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eployed Fighter Bomber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3">
            <text:p>2391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3">
            <text:p>23913</text:p>
          </table:table-cell>
          <table:table-cell/>
          <table:table-cell office:value-type="float" office:value="1">
            <text:p>1</text:p>
          </table:table-cell>
          <table:table-cell office:value-type="float" office:value="24313">
            <text:p>24313</text:p>
          </table:table-cell>
          <table:table-cell office:value-type="float" office:value="1055">
            <text:p>1055</text:p>
          </table:table-cell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float" office:value="23913">
            <text:p>2391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Fighter Control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3">
            <text:p>23913</text:p>
          </table:table-cell>
          <table:table-cell/>
          <table:table-cell office:value-type="float" office:value="1">
            <text:p>1</text:p>
          </table:table-cell>
          <table:table-cell office:value-type="float" office:value="24313">
            <text:p>24313</text:p>
          </table:table-cell>
          <table:table-cell office:value-type="float" office:value="1071">
            <text:p>1071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23913">
            <text:p>2391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Warfare Link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3">
            <text:p>2391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23913">
            <text:p>2391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Fighter Control Range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3">
            <text:p>2391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4283">
            <text:p>24283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Drone Control Unit CPU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Obelisk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187">
            <text:p>20187</text:p>
          </table:table-cell>
          <table:table-cell/>
          <table:table-cell office:value-type="float" office:value="1">
            <text:p>1</text:p>
          </table:table-cell>
          <table:table-cell office:value-type="float" office:value="20527">
            <text:p>20527</text:p>
          </table:table-cell>
          <table:table-cell office:value-type="float" office:value="890">
            <text:p>89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0187">
            <text:p>201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187">
            <text:p>20187</text:p>
          </table:table-cell>
          <table:table-cell/>
          <table:table-cell office:value-type="float" office:value="1">
            <text:p>1</text:p>
          </table:table-cell>
          <table:table-cell office:value-type="float" office:value="20527">
            <text:p>20527</text:p>
          </table:table-cell>
          <table:table-cell office:value-type="float" office:value="891">
            <text:p>891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0187">
            <text:p>201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Occato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745">
            <text:p>12745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 office:value-type="float" office:value="813">
            <text:p>81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2745">
            <text:p>127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45">
            <text:p>12745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 office:value-type="float" office:value="813">
            <text:p>81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2745">
            <text:p>127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45">
            <text:p>12745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807">
            <text:p>807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Armor Repair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45">
            <text:p>12745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1360">
            <text:p>1360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12745">
            <text:p>1274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Armor HP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Ome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06">
            <text:p>2006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Medium Energy Turret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06">
            <text:p>2006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Energy Turret RO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Omen Navy Issu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709">
            <text:p>17709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Medium Energy Turret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09">
            <text:p>17709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7.5">
            <text:p>-7.5</text:p>
          </table:table-cell>
          <table:table-cell office:value-type="string">
            <text:p>Medium Energy Turret RO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Oneiro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89">
            <text:p>11989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string">
            <text:p>Remote Armor Repair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89">
            <text:p>11989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string">
            <text:p>Tracking Link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89">
            <text:p>11989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1219">
            <text:p>1219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842">
            <text:p>8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Armor Maintenance Bot Transfer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89">
            <text:p>11989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 office:value-type="float" office:value="678">
            <text:p>678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string">
            <text:p>Remote Armor Repairer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89">
            <text:p>11989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 office:value-type="float" office:value="679">
            <text:p>679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racking Link Optimal Range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89">
            <text:p>11989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 office:value-type="float" office:value="679">
            <text:p>679</text:p>
          </table:table-cell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racking Link Tracking Speed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89">
            <text:p>11989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 office:value-type="float" office:value="679">
            <text:p>679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racking Link Falloff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89">
            <text:p>1198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17">
            <text:p>121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table:number-columns-repeated="2" office:value-type="float" office:value="0">
            <text:p>0</text:p>
          </table:table-cell>
          <table:table-cell office:value-type="float" office:value="-65">
            <text:p>-65</text:p>
          </table:table-cell>
          <table:table-cell office:value-type="string">
            <text:p>Remote Armor Repairer Power Need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Onyx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95">
            <text:p>1199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487">
            <text:p>487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Kinetic Missil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95">
            <text:p>1199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11995">
            <text:p>119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EM Shield Resis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95">
            <text:p>1199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11995">
            <text:p>119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Exp Shield Resis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95">
            <text:p>1199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11995">
            <text:p>119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Kin Shield Resis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95">
            <text:p>11995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11995">
            <text:p>1199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Therm Shield Resis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95">
            <text:p>11995</text:p>
          </table:table-cell>
          <table:table-cell/>
          <table:table-cell office:value-type="float" office:value="1">
            <text:p>1</text:p>
          </table:table-cell>
          <table:table-cell office:value-type="float" office:value="28609">
            <text:p>28609</text:p>
          </table:table-cell>
          <table:table-cell office:value-type="float" office:value="1246">
            <text:p>1246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385;655;772;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Heavy, Assault Missile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95">
            <text:p>11995</text:p>
          </table:table-cell>
          <table:table-cell/>
          <table:table-cell office:value-type="float" office:value="1">
            <text:p>1</text:p>
          </table:table-cell>
          <table:table-cell office:value-type="float" office:value="28609">
            <text:p>28609</text:p>
          </table:table-cell>
          <table:table-cell office:value-type="float" office:value="1247">
            <text:p>1247</text:p>
          </table:table-cell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899">
            <text:p>8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Warp Disruption Field Ran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Oracl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02">
            <text:p>4302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Energy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302">
            <text:p>4302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Large Energy Turret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302">
            <text:p>430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786">
            <text:p>1786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5">
            <text:p>0.05</text:p>
          </table:table-cell>
          <table:table-cell office:value-type="string">
            <text:p>Large Energy Turret PG Us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302">
            <text:p>430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787">
            <text:p>178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string">
            <text:p>Large Energy Turret CPU Nee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302">
            <text:p>430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788">
            <text:p>178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string">
            <text:p>Large Energy Turret Cap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Orc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606">
            <text:p>2860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357">
            <text:p>1357</text:p>
          </table:table-cell>
          <table:table-cell office:value-type="float" office:value="1045">
            <text:p>1045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Tractor Beam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06">
            <text:p>2860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355">
            <text:p>1355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table:number-columns-repeated="2" office:value-type="float" office:value="0">
            <text:p>0</text:p>
          </table:table-cell>
          <table:table-cell office:value-type="float" office:value="250">
            <text:p>250</text:p>
          </table:table-cell>
          <table:table-cell office:value-type="string">
            <text:p>Tractor Beam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06">
            <text:p>2860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359">
            <text:p>1359</text:p>
          </table:table-cell>
          <table:table-cell office:value-type="float" office:value="197">
            <text:p>197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Survey Scann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06">
            <text:p>2860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06">
            <text:p>28606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28606">
            <text:p>2860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arfare Link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06">
            <text:p>28606</text:p>
          </table:table-cell>
          <table:table-cell/>
          <table:table-cell office:value-type="float" office:value="1">
            <text:p>1</text:p>
          </table:table-cell>
          <table:table-cell office:value-type="float" office:value="29637">
            <text:p>29637</text:p>
          </table:table-cell>
          <table:table-cell office:value-type="float" office:value="1356">
            <text:p>1356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8606">
            <text:p>286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06">
            <text:p>28606</text:p>
          </table:table-cell>
          <table:table-cell/>
          <table:table-cell office:value-type="float" office:value="1">
            <text:p>1</text:p>
          </table:table-cell>
          <table:table-cell office:value-type="float" office:value="29637">
            <text:p>29637</text:p>
          </table:table-cell>
          <table:table-cell office:value-type="float" office:value="1358">
            <text:p>1358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string">
            <text:p>22553;22555;22557;4274;4276;42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Warfare Link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Osprey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0">
            <text:p>620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487">
            <text:p>48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Shield Transporter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0">
            <text:p>620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Mining Laser Yiel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0">
            <text:p>62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51">
            <text:p>351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Shield Transporter Ran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Osprey Navy Issu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340">
            <text:p>29340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487">
            <text:p>487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11;510;7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Assault, Heavy, Heavy Assault Launcher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9340">
            <text:p>29340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385;655;772;654;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Heavy, Assault Missile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Paladi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659">
            <text:p>28659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482">
            <text:p>482</text:p>
          </table:table-cell>
          <table:table-cell office:value-type="float" office:value="1">
            <text:p>1</text:p>
          </table:table-cell>
          <table:table-cell office:value-type="float" office:value="28659">
            <text:p>2865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pacitor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59">
            <text:p>28659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585">
            <text:p>58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tasis Web Velocity Factor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59">
            <text:p>28659</text:p>
          </table:table-cell>
          <table:table-cell/>
          <table:table-cell office:value-type="float" office:value="1">
            <text:p>1</text:p>
          </table:table-cell>
          <table:table-cell office:value-type="float" office:value="28667">
            <text:p>28667</text:p>
          </table:table-cell>
          <table:table-cell office:value-type="float" office:value="1266">
            <text:p>1266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Armor Repair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59">
            <text:p>28659</text:p>
          </table:table-cell>
          <table:table-cell/>
          <table:table-cell office:value-type="float" office:value="1">
            <text:p>1</text:p>
          </table:table-cell>
          <table:table-cell office:value-type="float" office:value="28667">
            <text:p>28667</text:p>
          </table:table-cell>
          <table:table-cell office:value-type="float" office:value="1265">
            <text:p>1265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Energy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59">
            <text:p>2865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68">
            <text:p>1268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Large Energy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59">
            <text:p>2865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79">
            <text:p>1279</text:p>
          </table:table-cell>
          <table:table-cell office:value-type="float" office:value="1045">
            <text:p>1045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Tractor Beam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59">
            <text:p>28659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69">
            <text:p>1269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Tractor Beam Ran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Panth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440">
            <text:p>22440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518">
            <text:p>518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Large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0">
            <text:p>22440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490">
            <text:p>49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Projectile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0">
            <text:p>22440</text:p>
          </table:table-cell>
          <table:table-cell/>
          <table:table-cell office:value-type="float" office:value="1">
            <text:p>1</text:p>
          </table:table-cell>
          <table:table-cell office:value-type="float" office:value="28656">
            <text:p>28656</text:p>
          </table:table-cell>
          <table:table-cell office:value-type="float" office:value="1257">
            <text:p>1257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2440">
            <text:p>224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0">
            <text:p>22440</text:p>
          </table:table-cell>
          <table:table-cell/>
          <table:table-cell office:value-type="float" office:value="1">
            <text:p>1</text:p>
          </table:table-cell>
          <table:table-cell office:value-type="float" office:value="28656">
            <text:p>28656</text:p>
          </table:table-cell>
          <table:table-cell office:value-type="float" office:value="1258">
            <text:p>1258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5">
            <text:p>125</text:p>
          </table:table-cell>
          <table:table-cell office:value-type="string">
            <text:p>Cloaked Velocity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0">
            <text:p>2244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Sensor Recalibration Time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Phantasm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718">
            <text:p>1771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Medium Energy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18">
            <text:p>17718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Medium Energy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18">
            <text:p>17718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Energy Turret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Phobo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021">
            <text:p>12021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21">
            <text:p>12021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12021">
            <text:p>120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21">
            <text:p>12021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12021">
            <text:p>120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21">
            <text:p>12021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12021">
            <text:p>120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21">
            <text:p>12021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12021">
            <text:p>12021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21">
            <text:p>12021</text:p>
          </table:table-cell>
          <table:table-cell/>
          <table:table-cell office:value-type="float" office:value="1">
            <text:p>1</text:p>
          </table:table-cell>
          <table:table-cell office:value-type="float" office:value="28609">
            <text:p>28609</text:p>
          </table:table-cell>
          <table:table-cell office:value-type="float" office:value="1246">
            <text:p>1246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Hybrid Turret Fallof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21">
            <text:p>12021</text:p>
          </table:table-cell>
          <table:table-cell/>
          <table:table-cell office:value-type="float" office:value="1">
            <text:p>1</text:p>
          </table:table-cell>
          <table:table-cell office:value-type="float" office:value="28609">
            <text:p>28609</text:p>
          </table:table-cell>
          <table:table-cell office:value-type="float" office:value="1247">
            <text:p>1247</text:p>
          </table:table-cell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899">
            <text:p>8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Warp Disruption Field Ran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Phoenix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726">
            <text:p>19726</text:p>
          </table:table-cell>
          <table:table-cell/>
          <table:table-cell office:value-type="float" office:value="1">
            <text:p>1</text:p>
          </table:table-cell>
          <table:table-cell office:value-type="float" office:value="20530">
            <text:p>20530</text:p>
          </table:table-cell>
          <table:table-cell office:value-type="float" office:value="878">
            <text:p>878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654;656;655;653;648;657;772;386;385;384;387;89;476;88;394;395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Kinetic Missil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9726">
            <text:p>19726</text:p>
          </table:table-cell>
          <table:table-cell/>
          <table:table-cell office:value-type="float" office:value="1">
            <text:p>1</text:p>
          </table:table-cell>
          <table:table-cell office:value-type="float" office:value="20530">
            <text:p>20530</text:p>
          </table:table-cell>
          <table:table-cell office:value-type="float" office:value="877">
            <text:p>877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24">
            <text:p>52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Citadel Launcher RO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Pilgrim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65">
            <text:p>1196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racking Disrupto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5">
            <text:p>1196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racking Disruptor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5">
            <text:p>1196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racking Disruptor Fallof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5">
            <text:p>1196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5">
            <text:p>1196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5">
            <text:p>1196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5">
            <text:p>11965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5">
            <text:p>11965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Nos Drain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5">
            <text:p>11965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Neut Drain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5">
            <text:p>1196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5">
            <text:p>0.0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5">
            <text:p>11965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2">
            <text:p>96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01">
            <text:p>0.01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5">
            <text:p>1196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96">
            <text:p>1296</text:p>
          </table:table-cell>
          <table:table-cell office:value-type="float" office:value="714">
            <text:p>714</text:p>
          </table:table-cell>
          <table:table-cell office:value-type="float" office:value="2">
            <text:p>2</text:p>
          </table:table-cell>
          <table:table-cell office:value-type="float" office:value="658">
            <text:p>658</text:p>
          </table:table-cell>
          <table:table-cell table:number-columns-repeated="2"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string">
            <text:p>Cyno Field Fue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5">
            <text:p>1196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658">
            <text:p>658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Cyno Field Duration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Prob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6">
            <text:p>586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586">
            <text:p>58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86">
            <text:p>586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1371">
            <text:p>1371</text:p>
          </table:table-cell>
          <table:table-cell office:value-type="float" office:value="2">
            <text:p>2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Probe Scan Strength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86">
            <text:p>586</text:p>
          </table:table-cell>
          <table:table-cell table:number-columns-repeated="2"/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479">
            <text:p>4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Probe Flight Time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Procur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480">
            <text:p>17480</text:p>
          </table:table-cell>
          <table:table-cell/>
          <table:table-cell office:value-type="float" office:value="0">
            <text:p>0</text:p>
          </table:table-cell>
          <table:table-cell office:value-type="float" office:value="17940">
            <text:p>17940</text:p>
          </table:table-cell>
          <table:table-cell office:value-type="float" office:value="774">
            <text:p>774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40">
            <text:p>104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trip Miner Mining Yield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Prophecy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233">
            <text:p>16233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Medium Energy Turret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233">
            <text:p>16233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16233">
            <text:p>162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233">
            <text:p>16233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16233">
            <text:p>162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233">
            <text:p>16233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16233">
            <text:p>162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233">
            <text:p>16233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16233">
            <text:p>1623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233">
            <text:p>1623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Prorato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733">
            <text:p>12733</text:p>
          </table:table-cell>
          <table:table-cell/>
          <table:table-cell office:value-type="float" office:value="1">
            <text:p>1</text:p>
          </table:table-cell>
          <table:table-cell office:value-type="float" office:value="3343">
            <text:p>3343</text:p>
          </table:table-cell>
          <table:table-cell office:value-type="float" office:value="494">
            <text:p>494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2733">
            <text:p>127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33">
            <text:p>12733</text:p>
          </table:table-cell>
          <table:table-cell/>
          <table:table-cell office:value-type="float" office:value="1">
            <text:p>1</text:p>
          </table:table-cell>
          <table:table-cell office:value-type="float" office:value="3343">
            <text:p>3343</text:p>
          </table:table-cell>
          <table:table-cell office:value-type="float" office:value="494">
            <text:p>494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2733">
            <text:p>1273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33">
            <text:p>1273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15">
            <text:p>0.01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33">
            <text:p>12733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808">
            <text:p>80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33">
            <text:p>12733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807">
            <text:p>807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Armor Repair Amount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Proteu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988">
            <text:p>29988</text:p>
          </table:table-cell>
          <table:table-cell/>
          <table:table-cell office:value-type="float" office:value="1">
            <text:p>1</text:p>
          </table:table-cell>
          <table:table-cell office:value-type="float" office:value="30652">
            <text:p>30652</text:p>
          </table:table-cell>
          <table:table-cell office:value-type="float" office:value="1505">
            <text:p>1505</text:p>
          </table:table-cell>
          <table:table-cell office:value-type="float" office:value="1211">
            <text:p>1211</text:p>
          </table:table-cell>
          <table:table-cell office:value-type="float" office:value="7">
            <text:p>7</text:p>
          </table:table-cell>
          <table:table-cell office:value-type="float" office:value="1211">
            <text:p>12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Heat Damage Reduction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Providenc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0183">
            <text:p>20183</text:p>
          </table:table-cell>
          <table:table-cell/>
          <table:table-cell office:value-type="float" office:value="1">
            <text:p>1</text:p>
          </table:table-cell>
          <table:table-cell office:value-type="float" office:value="20524">
            <text:p>20524</text:p>
          </table:table-cell>
          <table:table-cell office:value-type="float" office:value="887">
            <text:p>887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0183">
            <text:p>201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0183">
            <text:p>20183</text:p>
          </table:table-cell>
          <table:table-cell/>
          <table:table-cell office:value-type="float" office:value="1">
            <text:p>1</text:p>
          </table:table-cell>
          <table:table-cell office:value-type="float" office:value="20524">
            <text:p>20524</text:p>
          </table:table-cell>
          <table:table-cell office:value-type="float" office:value="886">
            <text:p>886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20183">
            <text:p>201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Prowl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735">
            <text:p>12735</text:p>
          </table:table-cell>
          <table:table-cell/>
          <table:table-cell office:value-type="float" office:value="1">
            <text:p>1</text:p>
          </table:table-cell>
          <table:table-cell office:value-type="float" office:value="3341">
            <text:p>3341</text:p>
          </table:table-cell>
          <table:table-cell office:value-type="float" office:value="493">
            <text:p>49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2735">
            <text:p>127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35">
            <text:p>12735</text:p>
          </table:table-cell>
          <table:table-cell/>
          <table:table-cell office:value-type="float" office:value="1">
            <text:p>1</text:p>
          </table:table-cell>
          <table:table-cell office:value-type="float" office:value="3341">
            <text:p>3341</text:p>
          </table:table-cell>
          <table:table-cell office:value-type="float" office:value="493">
            <text:p>49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2735">
            <text:p>127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35">
            <text:p>1273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15">
            <text:p>0.01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35">
            <text:p>12735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808">
            <text:p>80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35">
            <text:p>12735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807">
            <text:p>807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40;1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hield Booster Boost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Punish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7">
            <text:p>597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Small Energy Turret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97">
            <text:p>597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97">
            <text:p>597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97">
            <text:p>597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97">
            <text:p>597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597">
            <text:p>59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Purifi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038">
            <text:p>12038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653">
            <text:p>653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orpedo Explosion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38">
            <text:p>12038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orpedo Flight Tim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38">
            <text:p>12038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Torpedo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38">
            <text:p>12038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839">
            <text:p>839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89;65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M Torpedo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38">
            <text:p>12038</text:p>
          </table:table-cell>
          <table:table-cell/>
          <table:table-cell office:value-type="float" office:value="1">
            <text:p>1</text:p>
          </table:table-cell>
          <table:table-cell office:value-type="float" office:value="12093">
            <text:p>12093</text:p>
          </table:table-cell>
          <table:table-cell office:value-type="float" office:value="569">
            <text:p>569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EM Bomb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38">
            <text:p>1203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837">
            <text:p>83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508">
            <text:p>508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035">
            <text:p>0.0035</text:p>
          </table:table-cell>
          <table:table-cell office:value-type="string">
            <text:p>Siege Missile PG Nee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38">
            <text:p>1203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5">
            <text:p>0.0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38">
            <text:p>1203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Sensor Recalibration Time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Ragnarok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773">
            <text:p>23773</text:p>
          </table:table-cell>
          <table:table-cell/>
          <table:table-cell office:value-type="float" office:value="1">
            <text:p>1</text:p>
          </table:table-cell>
          <table:table-cell office:value-type="float" office:value="3345">
            <text:p>3345</text:p>
          </table:table-cell>
          <table:table-cell office:value-type="float" office:value="1068">
            <text:p>1068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775;77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string">
            <text:p>Capital Projectile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773">
            <text:p>23773</text:p>
          </table:table-cell>
          <table:table-cell/>
          <table:table-cell office:value-type="float" office:value="1">
            <text:p>1</text:p>
          </table:table-cell>
          <table:table-cell office:value-type="float" office:value="3345">
            <text:p>3345</text:p>
          </table:table-cell>
          <table:table-cell office:value-type="float" office:value="1044">
            <text:p>1044</text:p>
          </table:table-cell>
          <table:table-cell office:value-type="float" office:value="552">
            <text:p>552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7.5">
            <text:p>-7.5</text:p>
          </table:table-cell>
          <table:table-cell office:value-type="string">
            <text:p>Gang Sig Radi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773">
            <text:p>2377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773">
            <text:p>23773</text:p>
          </table:table-cell>
          <table:table-cell/>
          <table:table-cell office:value-type="float" office:value="1">
            <text:p>1</text:p>
          </table:table-cell>
          <table:table-cell office:value-type="float" office:value="3345">
            <text:p>3345</text:p>
          </table:table-cell>
          <table:table-cell office:value-type="float" office:value="1067">
            <text:p>1067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23773">
            <text:p>2377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Warfare Link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Rapi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63">
            <text:p>11963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489">
            <text:p>489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3">
            <text:p>11963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Target Painter Sig Radi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3">
            <text:p>11963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string">
            <text:p>Stasis Web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3">
            <text:p>1196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5">
            <text:p>0.0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3">
            <text:p>11963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2">
            <text:p>96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01">
            <text:p>0.01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3">
            <text:p>1196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96">
            <text:p>1296</text:p>
          </table:table-cell>
          <table:table-cell office:value-type="float" office:value="714">
            <text:p>714</text:p>
          </table:table-cell>
          <table:table-cell office:value-type="float" office:value="2">
            <text:p>2</text:p>
          </table:table-cell>
          <table:table-cell office:value-type="float" office:value="658">
            <text:p>658</text:p>
          </table:table-cell>
          <table:table-cell table:number-columns-repeated="2"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string">
            <text:p>Cyno Field Fuel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63">
            <text:p>1196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6">
            <text:p>66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658">
            <text:p>658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Cyno Field Duration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Rapto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178">
            <text:p>11178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78">
            <text:p>11178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588">
            <text:p>588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Optimal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78">
            <text:p>11178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568">
            <text:p>568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78">
            <text:p>11178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804">
            <text:p>804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Warp Disrupto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78">
            <text:p>1117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80">
            <text:p>128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52;65</text:p>
          </table:table-cell>
          <table:table-cell table:number-columns-repeated="2"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string">
            <text:p>Propulsion Jamming Cap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Rattlesnak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918">
            <text:p>1791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6;657;386;89;396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ruise &amp; Torpedo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18">
            <text:p>17918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17918">
            <text:p>179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18">
            <text:p>17918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17918">
            <text:p>179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18">
            <text:p>17918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17918">
            <text:p>179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18">
            <text:p>17918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17918">
            <text:p>1791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18">
            <text:p>17918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18">
            <text:p>17918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18">
            <text:p>17918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18">
            <text:p>17918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Rave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8">
            <text:p>638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06;5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Cruise &amp; Siege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38">
            <text:p>638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98">
            <text:p>59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6;657;386;89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Cruise &amp; Torpedo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Raven Navy Issu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636">
            <text:p>17636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06;5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Cruise &amp; Siege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636">
            <text:p>17636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98">
            <text:p>59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6;657;386;89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Cruise &amp; Torpedo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Raven State Issu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840">
            <text:p>268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06;5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Cruise &amp; Siege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6840">
            <text:p>268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98">
            <text:p>59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6;657;386;8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Cruise &amp; Torpedo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Reap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8">
            <text:p>58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60">
            <text:p>460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588">
            <text:p>588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Redeem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428">
            <text:p>22428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492">
            <text:p>492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Large Energy Turret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28">
            <text:p>22428</text:p>
          </table:table-cell>
          <table:table-cell/>
          <table:table-cell office:value-type="float" office:value="1">
            <text:p>1</text:p>
          </table:table-cell>
          <table:table-cell office:value-type="float" office:value="3339">
            <text:p>3339</text:p>
          </table:table-cell>
          <table:table-cell office:value-type="float" office:value="585">
            <text:p>585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Large Energy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28">
            <text:p>22428</text:p>
          </table:table-cell>
          <table:table-cell/>
          <table:table-cell office:value-type="float" office:value="1">
            <text:p>1</text:p>
          </table:table-cell>
          <table:table-cell office:value-type="float" office:value="28656">
            <text:p>28656</text:p>
          </table:table-cell>
          <table:table-cell office:value-type="float" office:value="1257">
            <text:p>1257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9;57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Large Energy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28">
            <text:p>22428</text:p>
          </table:table-cell>
          <table:table-cell/>
          <table:table-cell office:value-type="float" office:value="1">
            <text:p>1</text:p>
          </table:table-cell>
          <table:table-cell office:value-type="float" office:value="28656">
            <text:p>28656</text:p>
          </table:table-cell>
          <table:table-cell office:value-type="float" office:value="1258">
            <text:p>1258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5">
            <text:p>125</text:p>
          </table:table-cell>
          <table:table-cell office:value-type="string">
            <text:p>Cloaked Velocity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28">
            <text:p>2242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Sensor Recalibration Time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Republic Fleet Firetail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812">
            <text:p>17812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Small Projectile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812">
            <text:p>17812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Retributio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393">
            <text:p>11393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Small Energy Turret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93">
            <text:p>11393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Energy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93">
            <text:p>11393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3">
            <text:p>673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Energy Turret Optimal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93">
            <text:p>11393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5">
            <text:p>675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Energy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93">
            <text:p>1139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803">
            <text:p>1803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Retriev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478">
            <text:p>17478</text:p>
          </table:table-cell>
          <table:table-cell/>
          <table:table-cell office:value-type="float" office:value="0">
            <text:p>0</text:p>
          </table:table-cell>
          <table:table-cell office:value-type="float" office:value="17940">
            <text:p>17940</text:p>
          </table:table-cell>
          <table:table-cell office:value-type="float" office:value="774">
            <text:p>774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40">
            <text:p>1040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rip Miner Mining Yield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Revelatio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720">
            <text:p>19720</text:p>
          </table:table-cell>
          <table:table-cell/>
          <table:table-cell office:value-type="float" office:value="1">
            <text:p>1</text:p>
          </table:table-cell>
          <table:table-cell office:value-type="float" office:value="20525">
            <text:p>20525</text:p>
          </table:table-cell>
          <table:table-cell office:value-type="float" office:value="875">
            <text:p>87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773;7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Capital Energy Turret Ca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9720">
            <text:p>19720</text:p>
          </table:table-cell>
          <table:table-cell/>
          <table:table-cell office:value-type="float" office:value="1">
            <text:p>1</text:p>
          </table:table-cell>
          <table:table-cell office:value-type="float" office:value="20525">
            <text:p>20525</text:p>
          </table:table-cell>
          <table:table-cell office:value-type="float" office:value="876">
            <text:p>876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773;77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Capital Energy Turret RO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Revenant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514">
            <text:p>3514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0">
            <text:p>105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549">
            <text:p>5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Fighter Max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514">
            <text:p>3514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50">
            <text:p>1050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1023">
            <text:p>102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Fighter Bomber Max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514">
            <text:p>3514</text:p>
          </table:table-cell>
          <table:table-cell/>
          <table:table-cell office:value-type="float" office:value="1">
            <text:p>1</text:p>
          </table:table-cell>
          <table:table-cell office:value-type="float" office:value="24311">
            <text:p>24311</text:p>
          </table:table-cell>
          <table:table-cell office:value-type="float" office:value="1069">
            <text:p>1069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3514">
            <text:p>3514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Warfare Link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514">
            <text:p>3514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4">
            <text:p>1054</text:p>
          </table:table-cell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float" office:value="910">
            <text:p>9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Energy Transf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514">
            <text:p>3514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4">
            <text:p>1054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Shield Transf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514">
            <text:p>3514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2">
            <text:p>1052</text:p>
          </table:table-cell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float" office:value="3514">
            <text:p>3514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Fighter Control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514">
            <text:p>351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549">
            <text:p>549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Deployed Fighter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514">
            <text:p>351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549">
            <text:p>549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Fighter Shield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514">
            <text:p>351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office:value-type="float" office:value="549">
            <text:p>549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Fighter Armor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514">
            <text:p>351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549">
            <text:p>549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Fighter Hull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514">
            <text:p>351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1023">
            <text:p>1023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Deployed Fighter Bomber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514">
            <text:p>351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1023">
            <text:p>1023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Fighter Bomber Shield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514">
            <text:p>351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office:value-type="float" office:value="1023">
            <text:p>1023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Fighter Bomber Armor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514">
            <text:p>351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9">
            <text:p>9</text:p>
          </table:table-cell>
          <table:table-cell office:value-type="float" office:value="2">
            <text:p>2</text:p>
          </table:table-cell>
          <table:table-cell office:value-type="float" office:value="1023">
            <text:p>1023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Fighter Bomber Hull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514">
            <text:p>351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514">
            <text:p>351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23919">
            <text:p>2391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Fighter Control Range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514">
            <text:p>351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4283">
            <text:p>24283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Drone Control Unit CPU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Rhea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844">
            <text:p>28844</text:p>
          </table:table-cell>
          <table:table-cell/>
          <table:table-cell office:value-type="float" office:value="1">
            <text:p>1</text:p>
          </table:table-cell>
          <table:table-cell office:value-type="float" office:value="20526">
            <text:p>20526</text:p>
          </table:table-cell>
          <table:table-cell office:value-type="float" office:value="889">
            <text:p>889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28844">
            <text:p>288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844">
            <text:p>28844</text:p>
          </table:table-cell>
          <table:table-cell/>
          <table:table-cell office:value-type="float" office:value="1">
            <text:p>1</text:p>
          </table:table-cell>
          <table:table-cell office:value-type="float" office:value="20526">
            <text:p>20526</text:p>
          </table:table-cell>
          <table:table-cell office:value-type="float" office:value="888">
            <text:p>888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8844">
            <text:p>288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Agil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844">
            <text:p>28844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1">
            <text:p>1311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28844">
            <text:p>288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hield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844">
            <text:p>28844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1">
            <text:p>1311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28844">
            <text:p>288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Armor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844">
            <text:p>28844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1">
            <text:p>131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28844">
            <text:p>288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Hull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844">
            <text:p>28844</text:p>
          </table:table-cell>
          <table:table-cell/>
          <table:table-cell office:value-type="float" office:value="1">
            <text:p>1</text:p>
          </table:table-cell>
          <table:table-cell office:value-type="float" office:value="29029">
            <text:p>29029</text:p>
          </table:table-cell>
          <table:table-cell office:value-type="float" office:value="1312">
            <text:p>1312</text:p>
          </table:table-cell>
          <table:table-cell office:value-type="float" office:value="868">
            <text:p>868</text:p>
          </table:table-cell>
          <table:table-cell office:value-type="float" office:value="1">
            <text:p>1</text:p>
          </table:table-cell>
          <table:table-cell office:value-type="float" office:value="28844">
            <text:p>288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Jump Fuel Need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Rift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7">
            <text:p>587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87">
            <text:p>587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Projectile Turret Tracking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Rokh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4688">
            <text:p>24688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491">
            <text:p>491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arge Hybrid Turret Optimal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688">
            <text:p>24688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24688">
            <text:p>246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688">
            <text:p>24688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24688">
            <text:p>246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688">
            <text:p>24688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4688">
            <text:p>246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4688">
            <text:p>24688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4688">
            <text:p>246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Rook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59">
            <text:p>11959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487">
            <text:p>487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ECM Capacitor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59">
            <text:p>11959</text:p>
          </table:table-cell>
          <table:table-cell/>
          <table:table-cell office:value-type="float" office:value="1">
            <text:p>1</text:p>
          </table:table-cell>
          <table:table-cell office:value-type="float" office:value="3334">
            <text:p>3334</text:p>
          </table:table-cell>
          <table:table-cell office:value-type="float" office:value="657">
            <text:p>657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10;7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Heavy &amp; Heavy Assault Launcher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59">
            <text:p>11959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59">
            <text:p>11959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59">
            <text:p>11959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59">
            <text:p>11959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3">
            <text:p>963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59">
            <text:p>11959</text:p>
          </table:table-cell>
          <table:table-cell/>
          <table:table-cell office:value-type="float" office:value="1">
            <text:p>1</text:p>
          </table:table-cell>
          <table:table-cell office:value-type="float" office:value="22761">
            <text:p>22761</text:p>
          </table:table-cell>
          <table:table-cell office:value-type="float" office:value="962">
            <text:p>962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385;655;772;654;39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Heavy &amp; Heavy Assault Missile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Rorqual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352">
            <text:p>28352</text:p>
          </table:table-cell>
          <table:table-cell/>
          <table:table-cell office:value-type="float" office:value="1">
            <text:p>1</text:p>
          </table:table-cell>
          <table:table-cell office:value-type="float" office:value="28374">
            <text:p>28374</text:p>
          </table:table-cell>
          <table:table-cell office:value-type="float" office:value="1243">
            <text:p>1243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Shield Transf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352">
            <text:p>28352</text:p>
          </table:table-cell>
          <table:table-cell/>
          <table:table-cell office:value-type="float" office:value="1">
            <text:p>1</text:p>
          </table:table-cell>
          <table:table-cell office:value-type="float" office:value="28374">
            <text:p>28374</text:p>
          </table:table-cell>
          <table:table-cell office:value-type="float" office:value="1244">
            <text:p>1244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352">
            <text:p>28352</text:p>
          </table:table-cell>
          <table:table-cell/>
          <table:table-cell office:value-type="float" office:value="1">
            <text:p>1</text:p>
          </table:table-cell>
          <table:table-cell office:value-type="float" office:value="28374">
            <text:p>28374</text:p>
          </table:table-cell>
          <table:table-cell office:value-type="float" office:value="1244">
            <text:p>1244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352">
            <text:p>28352</text:p>
          </table:table-cell>
          <table:table-cell/>
          <table:table-cell office:value-type="float" office:value="1">
            <text:p>1</text:p>
          </table:table-cell>
          <table:table-cell office:value-type="float" office:value="28374">
            <text:p>28374</text:p>
          </table:table-cell>
          <table:table-cell office:value-type="float" office:value="1244">
            <text:p>124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352">
            <text:p>28352</text:p>
          </table:table-cell>
          <table:table-cell/>
          <table:table-cell office:value-type="float" office:value="1">
            <text:p>1</text:p>
          </table:table-cell>
          <table:table-cell office:value-type="float" office:value="28374">
            <text:p>28374</text:p>
          </table:table-cell>
          <table:table-cell office:value-type="float" office:value="1244">
            <text:p>1244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352">
            <text:p>28352</text:p>
          </table:table-cell>
          <table:table-cell/>
          <table:table-cell office:value-type="float" office:value="1">
            <text:p>1</text:p>
          </table:table-cell>
          <table:table-cell office:value-type="float" office:value="28374">
            <text:p>28374</text:p>
          </table:table-cell>
          <table:table-cell office:value-type="float" office:value="1239">
            <text:p>1239</text:p>
          </table:table-cell>
          <table:table-cell office:value-type="float" office:value="714">
            <text:p>714</text:p>
          </table:table-cell>
          <table:table-cell office:value-type="float" office:value="1">
            <text:p>1</text:p>
          </table:table-cell>
          <table:table-cell office:value-type="float" office:value="28583">
            <text:p>285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Industrial Core Fuel Nee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352">
            <text:p>28352</text:p>
          </table:table-cell>
          <table:table-cell/>
          <table:table-cell office:value-type="float" office:value="1">
            <text:p>1</text:p>
          </table:table-cell>
          <table:table-cell office:value-type="float" office:value="28374">
            <text:p>28374</text:p>
          </table:table-cell>
          <table:table-cell office:value-type="float" office:value="1240">
            <text:p>1240</text:p>
          </table:table-cell>
          <table:table-cell office:value-type="float" office:value="1238">
            <text:p>1238</text:p>
          </table:table-cell>
          <table:table-cell office:value-type="float" office:value="1">
            <text:p>1</text:p>
          </table:table-cell>
          <table:table-cell office:value-type="float" office:value="28583">
            <text:p>2858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ining Foreman Ganglink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352">
            <text:p>2835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34">
            <text:p>1234</text:p>
          </table:table-cell>
          <table:table-cell office:value-type="float" office:value="197">
            <text:p>197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table:number-columns-repeated="2" office:value-type="float" office:value="0">
            <text:p>0</text:p>
          </table:table-cell>
          <table:table-cell office:value-type="float" office:value="900">
            <text:p>900</text:p>
          </table:table-cell>
          <table:table-cell office:value-type="string">
            <text:p>Survey Scann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352">
            <text:p>2835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35">
            <text:p>1235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table:number-columns-repeated="2"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string">
            <text:p>Cargo Scann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352">
            <text:p>2835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352">
            <text:p>28352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28352">
            <text:p>2835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arfare Link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Ruptur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9">
            <text:p>629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489">
            <text:p>489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9">
            <text:p>629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Projectile Turret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Sabr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456">
            <text:p>22456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8">
            <text:p>758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56">
            <text:p>22456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9">
            <text:p>759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Projectile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56">
            <text:p>22456</text:p>
          </table:table-cell>
          <table:table-cell/>
          <table:table-cell office:value-type="float" office:value="1">
            <text:p>1</text:p>
          </table:table-cell>
          <table:table-cell office:value-type="float" office:value="12098">
            <text:p>12098</text:p>
          </table:table-cell>
          <table:table-cell office:value-type="float" office:value="1012">
            <text:p>1012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Projectile Turret Fallof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56">
            <text:p>22456</text:p>
          </table:table-cell>
          <table:table-cell/>
          <table:table-cell office:value-type="float" office:value="1">
            <text:p>1</text:p>
          </table:table-cell>
          <table:table-cell office:value-type="float" office:value="12098">
            <text:p>12098</text:p>
          </table:table-cell>
          <table:table-cell office:value-type="float" office:value="1013">
            <text:p>1013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22782">
            <text:p>2278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Sphere Launcher RO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Sacrileg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019">
            <text:p>12019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772;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EM Assault Missil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9">
            <text:p>12019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772;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Explosive Assault Missil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9">
            <text:p>12019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772;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Kinetic Assault Missil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9">
            <text:p>12019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772;6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hermal Assault Missil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9">
            <text:p>12019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12019">
            <text:p>120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9">
            <text:p>12019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12019">
            <text:p>120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9">
            <text:p>12019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12019">
            <text:p>120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9">
            <text:p>12019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12019">
            <text:p>1201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9">
            <text:p>12019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2">
            <text:p>692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2019">
            <text:p>1201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pacitor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19">
            <text:p>12019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3">
            <text:p>693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11;862;524;506;510;771;507;508;501;5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issile RO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Scimita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78">
            <text:p>11978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string">
            <text:p>Shield Transport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78">
            <text:p>11978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489">
            <text:p>489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office:value-type="string">
            <text:p>Tracking Link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78">
            <text:p>11978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1220">
            <text:p>1220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842">
            <text:p>84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Shield Maintenance Bot Transfer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78">
            <text:p>11978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 office:value-type="float" office:value="679">
            <text:p>679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string">
            <text:p>Shield Transporter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78">
            <text:p>11978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 office:value-type="float" office:value="678">
            <text:p>678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racking Link Optimal Range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78">
            <text:p>11978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 office:value-type="float" office:value="678">
            <text:p>678</text:p>
          </table:table-cell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racking Link Tracking Speed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78">
            <text:p>11978</text:p>
          </table:table-cell>
          <table:table-cell/>
          <table:table-cell office:value-type="float" office:value="1">
            <text:p>1</text:p>
          </table:table-cell>
          <table:table-cell office:value-type="float" office:value="12096">
            <text:p>12096</text:p>
          </table:table-cell>
          <table:table-cell office:value-type="float" office:value="678">
            <text:p>678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Tracking Link Falloff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78">
            <text:p>1197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16">
            <text:p>1216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Shield Transporter CPU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Scorpio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0">
            <text:p>6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98">
            <text:p>598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ECM Optimal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40">
            <text:p>6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98">
            <text:p>598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ECM Fallof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40">
            <text:p>6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491">
            <text:p>491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40">
            <text:p>6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491">
            <text:p>491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40">
            <text:p>6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491">
            <text:p>491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40">
            <text:p>6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491">
            <text:p>491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40">
            <text:p>6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491">
            <text:p>491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Burst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40">
            <text:p>6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491">
            <text:p>491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Burst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40">
            <text:p>6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491">
            <text:p>491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Burst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40">
            <text:p>6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491">
            <text:p>491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string">
            <text:p>ECM Burst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40">
            <text:p>640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98">
            <text:p>598</text:p>
          </table:table-cell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ECM Burst Radi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Scorpion Navy Issu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309">
            <text:p>32309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06;5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Cruise &amp; Siege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2309">
            <text:p>32309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32309">
            <text:p>323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2309">
            <text:p>32309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32309">
            <text:p>323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2309">
            <text:p>32309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32309">
            <text:p>323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2309">
            <text:p>32309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32309">
            <text:p>32309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Scyth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1">
            <text:p>631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Mining Laser Yiel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31">
            <text:p>631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489">
            <text:p>489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5">
            <text:p>3.5</text:p>
          </table:table-cell>
          <table:table-cell office:value-type="string">
            <text:p>Tracking Link Optimal Range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31">
            <text:p>631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489">
            <text:p>489</text:p>
          </table:table-cell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5">
            <text:p>3.5</text:p>
          </table:table-cell>
          <table:table-cell office:value-type="string">
            <text:p>Tracking Link Tracking Speed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31">
            <text:p>631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489">
            <text:p>489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.5">
            <text:p>3.5</text:p>
          </table:table-cell>
          <table:table-cell office:value-type="string">
            <text:p>Tracking Link Falloff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31">
            <text:p>63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51">
            <text:p>351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table:number-columns-repeated="2" office:value-type="float" office:value="0">
            <text:p>0</text:p>
          </table:table-cell>
          <table:table-cell office:value-type="float" office:value="500">
            <text:p>500</text:p>
          </table:table-cell>
          <table:table-cell office:value-type="string">
            <text:p>Tracking Link Optimal Range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Scythe Fleet Issu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336">
            <text:p>29336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489">
            <text:p>489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9336">
            <text:p>29336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11;510;7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Assault, Heavy, Heavy Assault Launcher RO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Sentinel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190">
            <text:p>11190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racking Disrupto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0">
            <text:p>11190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767">
            <text:p>767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racking Disruptor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0">
            <text:p>11190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racking Disruptor Fallof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0">
            <text:p>11190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Nos Drain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0">
            <text:p>11190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Neut Drain Amoun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0">
            <text:p>11190</text:p>
          </table:table-cell>
          <table:table-cell/>
          <table:table-cell office:value-type="float" office:value="1">
            <text:p>1</text:p>
          </table:table-cell>
          <table:table-cell office:value-type="float" office:value="28615">
            <text:p>28615</text:p>
          </table:table-cell>
          <table:table-cell office:value-type="float" office:value="1249">
            <text:p>1249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Nos Drain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0">
            <text:p>11190</text:p>
          </table:table-cell>
          <table:table-cell/>
          <table:table-cell office:value-type="float" office:value="1">
            <text:p>1</text:p>
          </table:table-cell>
          <table:table-cell office:value-type="float" office:value="28615">
            <text:p>28615</text:p>
          </table:table-cell>
          <table:table-cell office:value-type="float" office:value="1249">
            <text:p>1249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0">
            <text:p>40</text:p>
          </table:table-cell>
          <table:table-cell office:value-type="string">
            <text:p>Neut Drain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0">
            <text:p>11190</text:p>
          </table:table-cell>
          <table:table-cell/>
          <table:table-cell office:value-type="float" office:value="1">
            <text:p>1</text:p>
          </table:table-cell>
          <table:table-cell office:value-type="float" office:value="28615">
            <text:p>28615</text:p>
          </table:table-cell>
          <table:table-cell office:value-type="float" office:value="1250">
            <text:p>1250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1190">
            <text:p>1119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Capacitor Recharge Rat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Sigil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9744">
            <text:p>19744</text:p>
          </table:table-cell>
          <table:table-cell/>
          <table:table-cell office:value-type="float" office:value="1">
            <text:p>1</text:p>
          </table:table-cell>
          <table:table-cell office:value-type="float" office:value="3343">
            <text:p>3343</text:p>
          </table:table-cell>
          <table:table-cell office:value-type="float" office:value="494">
            <text:p>494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9744">
            <text:p>19744</text:p>
          </table:table-cell>
          <table:table-cell/>
          <table:table-cell office:value-type="float" office:value="1">
            <text:p>1</text:p>
          </table:table-cell>
          <table:table-cell office:value-type="float" office:value="3343">
            <text:p>3343</text:p>
          </table:table-cell>
          <table:table-cell office:value-type="float" office:value="494">
            <text:p>494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9744">
            <text:p>1974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Silver Magnat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42">
            <text:p>11942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Small Energy Turret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42">
            <text:p>11942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Energy Turret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Si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430">
            <text:p>22430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00">
            <text:p>50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30">
            <text:p>22430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30">
            <text:p>22430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30">
            <text:p>22430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30">
            <text:p>22430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61">
            <text:p>561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30">
            <text:p>22430</text:p>
          </table:table-cell>
          <table:table-cell/>
          <table:table-cell office:value-type="float" office:value="1">
            <text:p>1</text:p>
          </table:table-cell>
          <table:table-cell office:value-type="float" office:value="28656">
            <text:p>28656</text:p>
          </table:table-cell>
          <table:table-cell office:value-type="float" office:value="1257">
            <text:p>1257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22430">
            <text:p>224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Agil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30">
            <text:p>22430</text:p>
          </table:table-cell>
          <table:table-cell/>
          <table:table-cell office:value-type="float" office:value="1">
            <text:p>1</text:p>
          </table:table-cell>
          <table:table-cell office:value-type="float" office:value="28656">
            <text:p>28656</text:p>
          </table:table-cell>
          <table:table-cell office:value-type="float" office:value="1258">
            <text:p>1258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5">
            <text:p>125</text:p>
          </table:table-cell>
          <table:table-cell office:value-type="string">
            <text:p>Cloaked Velocity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30">
            <text:p>2243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Sensor Recalibration Time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Skiff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546">
            <text:p>22546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926">
            <text:p>926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22546">
            <text:p>225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7.5">
            <text:p>-7.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546">
            <text:p>22546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926">
            <text:p>926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22546">
            <text:p>225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7.5">
            <text:p>-7.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546">
            <text:p>22546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926">
            <text:p>926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2546">
            <text:p>225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7.5">
            <text:p>-7.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546">
            <text:p>22546</text:p>
          </table:table-cell>
          <table:table-cell/>
          <table:table-cell office:value-type="float" office:value="1">
            <text:p>1</text:p>
          </table:table-cell>
          <table:table-cell office:value-type="float" office:value="17940">
            <text:p>17940</text:p>
          </table:table-cell>
          <table:table-cell office:value-type="float" office:value="926">
            <text:p>926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2546">
            <text:p>225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7.5">
            <text:p>-7.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546">
            <text:p>22546</text:p>
          </table:table-cell>
          <table:table-cell/>
          <table:table-cell office:value-type="float" office:value="1">
            <text:p>1</text:p>
          </table:table-cell>
          <table:table-cell office:value-type="float" office:value="22551">
            <text:p>22551</text:p>
          </table:table-cell>
          <table:table-cell office:value-type="float" office:value="774">
            <text:p>774</text:p>
          </table:table-cell>
          <table:table-cell office:value-type="float" office:value="77">
            <text:p>77</text:p>
          </table:table-cell>
          <table:table-cell office:value-type="float" office:value="4">
            <text:p>4</text:p>
          </table:table-cell>
          <table:table-cell office:value-type="float" office:value="1040">
            <text:p>104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trip Miner Mining Yiel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546">
            <text:p>2254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24">
            <text:p>924</text:p>
          </table:table-cell>
          <table:table-cell office:value-type="float" office:value="782">
            <text:p>782</text:p>
          </table:table-cell>
          <table:table-cell office:value-type="float" office:value="4">
            <text:p>4</text:p>
          </table:table-cell>
          <table:table-cell office:value-type="float" office:value="663">
            <text:p>663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Mercoxit Mining Crystal yield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546">
            <text:p>2254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925">
            <text:p>925</text:p>
          </table:table-cell>
          <table:table-cell/>
          <table:table-cell office:value-type="float" office:value="4">
            <text:p>4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string">
            <text:p>Mercoxit gas cloud forming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Slash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85">
            <text:p>585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85">
            <text:p>585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Projectile Turret Tracking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Sleipni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444">
            <text:p>22444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4">
            <text:p>22444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40;1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hield Booster Boos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4">
            <text:p>22444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1000">
            <text:p>100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Projectile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4">
            <text:p>22444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999">
            <text:p>999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Projectile Turret Fallof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4">
            <text:p>2244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Stabb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2">
            <text:p>622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489">
            <text:p>489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2">
            <text:p>622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22">
            <text:p>62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Stabber Fleet Issu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713">
            <text:p>17713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489">
            <text:p>489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13">
            <text:p>17713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Projectile Turret Tracking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Stiletto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198">
            <text:p>11198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8">
            <text:p>11198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Projectile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8">
            <text:p>11198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568">
            <text:p>568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8">
            <text:p>11198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804">
            <text:p>804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Warp Disrupto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198">
            <text:p>1119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80">
            <text:p>128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52;65</text:p>
          </table:table-cell>
          <table:table-cell table:number-columns-repeated="2"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string">
            <text:p>Propulsion Jamming Cap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Succubu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924">
            <text:p>17924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Small Energy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24">
            <text:p>17924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Energy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24">
            <text:p>17924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85">
            <text:p>485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Energy Turret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Talo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08">
            <text:p>430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308">
            <text:p>4308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Large Hybrid Turret Tracking Spee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308">
            <text:p>430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786">
            <text:p>1786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5">
            <text:p>0.05</text:p>
          </table:table-cell>
          <table:table-cell office:value-type="string">
            <text:p>Large Hybrid Turret PG Us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308">
            <text:p>430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787">
            <text:p>178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string">
            <text:p>Large Hybrid Turret CPU Nee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308">
            <text:p>4308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788">
            <text:p>178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string">
            <text:p>Large Hybrid Turret Cap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Tarani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200">
            <text:p>11200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200">
            <text:p>11200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568">
            <text:p>568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5">
            <text:p>-15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200">
            <text:p>11200</text:p>
          </table:table-cell>
          <table:table-cell/>
          <table:table-cell office:value-type="float" office:value="1">
            <text:p>1</text:p>
          </table:table-cell>
          <table:table-cell office:value-type="float" office:value="12092">
            <text:p>12092</text:p>
          </table:table-cell>
          <table:table-cell office:value-type="float" office:value="804">
            <text:p>804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Hybrid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200">
            <text:p>1120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80">
            <text:p>128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52;65</text:p>
          </table:table-cell>
          <table:table-cell table:number-columns-repeated="2"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string">
            <text:p>Propulsion Jamming Cap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Tempest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39">
            <text:p>639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518">
            <text:p>518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Large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39">
            <text:p>639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490">
            <text:p>49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Projectile Turret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Tempest Fleet Issu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732">
            <text:p>17732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518">
            <text:p>518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Large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32">
            <text:p>17732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490">
            <text:p>49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Projectile Turret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Tempest Tribal Issu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6842">
            <text:p>26842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518">
            <text:p>518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Large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6842">
            <text:p>26842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490">
            <text:p>49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Projectile Turret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Tengu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9984">
            <text:p>29984</text:p>
          </table:table-cell>
          <table:table-cell/>
          <table:table-cell office:value-type="float" office:value="1">
            <text:p>1</text:p>
          </table:table-cell>
          <table:table-cell office:value-type="float" office:value="30651">
            <text:p>30651</text:p>
          </table:table-cell>
          <table:table-cell office:value-type="float" office:value="1504">
            <text:p>1504</text:p>
          </table:table-cell>
          <table:table-cell office:value-type="float" office:value="1211">
            <text:p>1211</text:p>
          </table:table-cell>
          <table:table-cell office:value-type="float" office:value="7">
            <text:p>7</text:p>
          </table:table-cell>
          <table:table-cell office:value-type="float" office:value="1211">
            <text:p>12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Heat Damage Reduction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Thanatos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911">
            <text:p>23911</text:p>
          </table:table-cell>
          <table:table-cell/>
          <table:table-cell office:value-type="float" office:value="1">
            <text:p>1</text:p>
          </table:table-cell>
          <table:table-cell office:value-type="float" office:value="24313">
            <text:p>24313</text:p>
          </table:table-cell>
          <table:table-cell office:value-type="float" office:value="1057">
            <text:p>1057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1056">
            <text:p>10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Armor Transf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1">
            <text:p>23911</text:p>
          </table:table-cell>
          <table:table-cell/>
          <table:table-cell office:value-type="float" office:value="1">
            <text:p>1</text:p>
          </table:table-cell>
          <table:table-cell office:value-type="float" office:value="24313">
            <text:p>24313</text:p>
          </table:table-cell>
          <table:table-cell office:value-type="float" office:value="1057">
            <text:p>1057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Shield Transf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1">
            <text:p>23911</text:p>
          </table:table-cell>
          <table:table-cell/>
          <table:table-cell office:value-type="float" office:value="1">
            <text:p>1</text:p>
          </table:table-cell>
          <table:table-cell office:value-type="float" office:value="24313">
            <text:p>24313</text:p>
          </table:table-cell>
          <table:table-cell office:value-type="float" office:value="1056">
            <text:p>1056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549">
            <text:p>54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Deployed Fighter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1">
            <text:p>2391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1">
            <text:p>23911</text:p>
          </table:table-cell>
          <table:table-cell/>
          <table:table-cell office:value-type="float" office:value="1">
            <text:p>1</text:p>
          </table:table-cell>
          <table:table-cell office:value-type="float" office:value="24313">
            <text:p>24313</text:p>
          </table:table-cell>
          <table:table-cell office:value-type="float" office:value="1055">
            <text:p>1055</text:p>
          </table:table-cell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float" office:value="23911">
            <text:p>23911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Fighter Control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1">
            <text:p>2391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23911">
            <text:p>2391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Fighter Control Range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1">
            <text:p>2391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4283">
            <text:p>24283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Drone Control Unit CPU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Thorax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7">
            <text:p>627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7">
            <text:p>627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147">
            <text:p>147</text:p>
          </table:table-cell>
          <table:table-cell office:value-type="float" office:value="4">
            <text:p>4</text:p>
          </table:table-cell>
          <table:table-cell office:value-type="float" office:value="131">
            <text:p>131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MWD Capacitor Penalty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Thrashe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6242">
            <text:p>16242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9">
            <text:p>759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Projectile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242">
            <text:p>16242</text:p>
          </table:table-cell>
          <table:table-cell/>
          <table:table-cell office:value-type="float" office:value="1">
            <text:p>1</text:p>
          </table:table-cell>
          <table:table-cell office:value-type="float" office:value="12097">
            <text:p>12097</text:p>
          </table:table-cell>
          <table:table-cell office:value-type="float" office:value="758">
            <text:p>758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6242">
            <text:p>1624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51">
            <text:p>351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Small Projectile Turret Optimal Ran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Tormento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1">
            <text:p>591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string">
            <text:p>Mining Laser yield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91">
            <text:p>591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7;57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Energy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91">
            <text:p>591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216">
            <text:p>216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  <table:table-cell office:value-type="float" office:value="-60">
            <text:p>-60</text:p>
          </table:table-cell>
          <table:table-cell office:value-type="string">
            <text:p>Mining Laser Cap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Tornado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4310">
            <text:p>431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Large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310">
            <text:p>4310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Large Projectile Turret Fallof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310">
            <text:p>431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786">
            <text:p>1786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5">
            <text:p>0.05</text:p>
          </table:table-cell>
          <table:table-cell office:value-type="string">
            <text:p>Large Projectile Turret PG Us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4310">
            <text:p>431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787">
            <text:p>178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string">
            <text:p>Large Projectile Turret CPU Need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Trista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593">
            <text:p>593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593">
            <text:p>593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586">
            <text:p>586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1;56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Hybrid Turret Tracking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Typhoo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44">
            <text:p>644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518">
            <text:p>518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Large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44">
            <text:p>644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490">
            <text:p>490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06;5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Cruise &amp; Siege RO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Typhoon Fleet Issu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2311">
            <text:p>32311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518">
            <text:p>518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Large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2311">
            <text:p>32311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490">
            <text:p>490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06;5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Cruise &amp; Siege ROF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Vagabond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999">
            <text:p>11999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489">
            <text:p>489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99">
            <text:p>11999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1999">
            <text:p>1199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99">
            <text:p>11999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2">
            <text:p>692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Projectile Turret Fallof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999">
            <text:p>11999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3">
            <text:p>69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5;57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Projectile Turret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Vargu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8665">
            <text:p>28665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518">
            <text:p>518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Large Projectile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65">
            <text:p>28665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490">
            <text:p>490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Large Projectile Turret Fallof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65">
            <text:p>28665</text:p>
          </table:table-cell>
          <table:table-cell/>
          <table:table-cell office:value-type="float" office:value="1">
            <text:p>1</text:p>
          </table:table-cell>
          <table:table-cell office:value-type="float" office:value="28667">
            <text:p>28667</text:p>
          </table:table-cell>
          <table:table-cell office:value-type="float" office:value="1266">
            <text:p>1266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string">
            <text:p>40;115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hield Booster Boost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65">
            <text:p>28665</text:p>
          </table:table-cell>
          <table:table-cell/>
          <table:table-cell office:value-type="float" office:value="1">
            <text:p>1</text:p>
          </table:table-cell>
          <table:table-cell office:value-type="float" office:value="28667">
            <text:p>28667</text:p>
          </table:table-cell>
          <table:table-cell office:value-type="float" office:value="1265">
            <text:p>1265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Large Projectile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65">
            <text:p>2866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68">
            <text:p>1268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6;579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Large Projectile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65">
            <text:p>2866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79">
            <text:p>1279</text:p>
          </table:table-cell>
          <table:table-cell office:value-type="float" office:value="1045">
            <text:p>1045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Tractor Beam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8665">
            <text:p>2866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269">
            <text:p>1269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650">
            <text:p>650</text:p>
          </table:table-cell>
          <table:table-cell table:number-columns-repeated="2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string">
            <text:p>Tractor Beam Ran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Velato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06">
            <text:p>60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62">
            <text:p>46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4;561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Hybrid Turret Damag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Vengeanc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365">
            <text:p>11365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EM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65">
            <text:p>11365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Ex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65">
            <text:p>11365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Kin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65">
            <text:p>11365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64">
            <text:p>464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string">
            <text:p>387;64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Rocket Damage - Therm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65">
            <text:p>11365</text:p>
          </table:table-cell>
          <table:table-cell/>
          <table:table-cell office:value-type="float" office:value="1">
            <text:p>1</text:p>
          </table:table-cell>
          <table:table-cell office:value-type="float" office:value="3331">
            <text:p>3331</text:p>
          </table:table-cell>
          <table:table-cell office:value-type="float" office:value="485">
            <text:p>485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07;509;51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Rocket, Standard, Assault Launcher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65">
            <text:p>11365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3">
            <text:p>673</text:p>
          </table:table-cell>
          <table:table-cell office:value-type="float" office:value="267">
            <text:p>267</text:p>
          </table:table-cell>
          <table:table-cell office:value-type="float" office:value="1">
            <text:p>1</text:p>
          </table:table-cell>
          <table:table-cell office:value-type="float" office:value="11365">
            <text:p>113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65">
            <text:p>11365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3">
            <text:p>673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11365">
            <text:p>113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65">
            <text:p>11365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3">
            <text:p>673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11365">
            <text:p>113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65">
            <text:p>11365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3">
            <text:p>673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11365">
            <text:p>1136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Armor Thermal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65">
            <text:p>11365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5">
            <text:p>675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11365">
            <text:p>113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Capacitor Recharge Rat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65">
            <text:p>11365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803">
            <text:p>1803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Vexo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26">
            <text:p>626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6">
            <text:p>626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6">
            <text:p>626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6">
            <text:p>626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6">
            <text:p>626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26">
            <text:p>626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Mining Yield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Vexor Navy Issu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843">
            <text:p>17843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843">
            <text:p>17843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Shield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843">
            <text:p>17843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Armor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843">
            <text:p>17843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Hull HP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843">
            <text:p>17843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843">
            <text:p>17843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658">
            <text:p>658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Drone Mining Yield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Viato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743">
            <text:p>12743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 office:value-type="float" office:value="813">
            <text:p>81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12743">
            <text:p>127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43">
            <text:p>12743</text:p>
          </table:table-cell>
          <table:table-cell/>
          <table:table-cell office:value-type="float" office:value="1">
            <text:p>1</text:p>
          </table:table-cell>
          <table:table-cell office:value-type="float" office:value="3340">
            <text:p>3340</text:p>
          </table:table-cell>
          <table:table-cell office:value-type="float" office:value="813">
            <text:p>81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12743">
            <text:p>1274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43">
            <text:p>12743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649">
            <text:p>649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15">
            <text:p>0.015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43">
            <text:p>12743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1361">
            <text:p>1361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Cloaking Device CPU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743">
            <text:p>12743</text:p>
          </table:table-cell>
          <table:table-cell/>
          <table:table-cell office:value-type="float" office:value="1">
            <text:p>1</text:p>
          </table:table-cell>
          <table:table-cell office:value-type="float" office:value="19719">
            <text:p>19719</text:p>
          </table:table-cell>
          <table:table-cell office:value-type="float" office:value="808">
            <text:p>808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Armor Repair Duration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Vigil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3766">
            <text:p>3766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3766">
            <text:p>37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3766">
            <text:p>3766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Target Painter Sig Radi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Vigilant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722">
            <text:p>17722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table:number-columns-repeated="2"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string">
            <text:p>Medium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22">
            <text:p>17722</text:p>
          </table:table-cell>
          <table:table-cell/>
          <table:table-cell office:value-type="float" office:value="1">
            <text:p>1</text:p>
          </table:table-cell>
          <table:table-cell office:value-type="float" office:value="3332">
            <text:p>3332</text:p>
          </table:table-cell>
          <table:table-cell office:value-type="float" office:value="486">
            <text:p>486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Hybrid Turret Fallof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22">
            <text:p>17722</text:p>
          </table:table-cell>
          <table:table-cell/>
          <table:table-cell office:value-type="float" office:value="1">
            <text:p>1</text:p>
          </table:table-cell>
          <table:table-cell office:value-type="float" office:value="3333">
            <text:p>3333</text:p>
          </table:table-cell>
          <table:table-cell office:value-type="float" office:value="659">
            <text:p>65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tasis Web Strength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Vindicator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740">
            <text:p>1774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table:number-columns-repeated="2" office:value-type="float" office:value="0">
            <text:p>0</text:p>
          </table:table-cell>
          <table:table-cell office:value-type="float" office:value="37.5">
            <text:p>37.5</text:p>
          </table:table-cell>
          <table:table-cell office:value-type="string">
            <text:p>Large Hybrid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40">
            <text:p>17740</text:p>
          </table:table-cell>
          <table:table-cell/>
          <table:table-cell office:value-type="float" office:value="1">
            <text:p>1</text:p>
          </table:table-cell>
          <table:table-cell office:value-type="float" office:value="3336">
            <text:p>3336</text:p>
          </table:table-cell>
          <table:table-cell office:value-type="float" office:value="500">
            <text:p>500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63;56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Large Hybrid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740">
            <text:p>17740</text:p>
          </table:table-cell>
          <table:table-cell/>
          <table:table-cell office:value-type="float" office:value="1">
            <text:p>1</text:p>
          </table:table-cell>
          <table:table-cell office:value-type="float" office:value="3337">
            <text:p>3337</text:p>
          </table:table-cell>
          <table:table-cell office:value-type="float" office:value="490">
            <text:p>49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tasis Web Strength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Vultur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446">
            <text:p>22446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1">
            <text:p>741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Hybrid Turret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6">
            <text:p>22446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22446">
            <text:p>224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6">
            <text:p>22446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22446">
            <text:p>224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6">
            <text:p>22446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2446">
            <text:p>224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6">
            <text:p>22446</text:p>
          </table:table-cell>
          <table:table-cell/>
          <table:table-cell office:value-type="float" office:value="1">
            <text:p>1</text:p>
          </table:table-cell>
          <table:table-cell office:value-type="float" office:value="12099">
            <text:p>12099</text:p>
          </table:table-cell>
          <table:table-cell office:value-type="float" office:value="742">
            <text:p>742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2446">
            <text:p>2244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6">
            <text:p>22446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1000">
            <text:p>1000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2;56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Hybrid Turret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6">
            <text:p>22446</text:p>
          </table:table-cell>
          <table:table-cell/>
          <table:table-cell office:value-type="float" office:value="1">
            <text:p>1</text:p>
          </table:table-cell>
          <table:table-cell office:value-type="float" office:value="23950">
            <text:p>23950</text:p>
          </table:table-cell>
          <table:table-cell office:value-type="float" office:value="999">
            <text:p>999</text:p>
          </table:table-cell>
          <table:table-cell office:value-type="float" office:value="833">
            <text:p>833</text:p>
          </table:table-cell>
          <table:table-cell office:value-type="float" office:value="1">
            <text:p>1</text:p>
          </table:table-cell>
          <table:table-cell office:value-type="string">
            <text:p>20124;22228;20514;4280;4282;428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Siege Warfare Link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6">
            <text:p>2244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46">
            <text:p>22446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22446">
            <text:p>22446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string">
            <text:p>Warfare Link Use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Widow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2436">
            <text:p>22436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01">
            <text:p>501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string">
            <text:p>506;508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Cruise &amp; Siege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36">
            <text:p>22436</text:p>
          </table:table-cell>
          <table:table-cell/>
          <table:table-cell office:value-type="float" office:value="1">
            <text:p>1</text:p>
          </table:table-cell>
          <table:table-cell office:value-type="float" office:value="3338">
            <text:p>3338</text:p>
          </table:table-cell>
          <table:table-cell office:value-type="float" office:value="598">
            <text:p>598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656;657;386;89;39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Cruise &amp; Torpedo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36">
            <text:p>22436</text:p>
          </table:table-cell>
          <table:table-cell/>
          <table:table-cell office:value-type="float" office:value="1">
            <text:p>1</text:p>
          </table:table-cell>
          <table:table-cell office:value-type="float" office:value="28656">
            <text:p>28656</text:p>
          </table:table-cell>
          <table:table-cell office:value-type="float" office:value="1257">
            <text:p>1257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36">
            <text:p>22436</text:p>
          </table:table-cell>
          <table:table-cell/>
          <table:table-cell office:value-type="float" office:value="1">
            <text:p>1</text:p>
          </table:table-cell>
          <table:table-cell office:value-type="float" office:value="28656">
            <text:p>28656</text:p>
          </table:table-cell>
          <table:table-cell office:value-type="float" office:value="1257">
            <text:p>1257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36">
            <text:p>22436</text:p>
          </table:table-cell>
          <table:table-cell/>
          <table:table-cell office:value-type="float" office:value="1">
            <text:p>1</text:p>
          </table:table-cell>
          <table:table-cell office:value-type="float" office:value="28656">
            <text:p>28656</text:p>
          </table:table-cell>
          <table:table-cell office:value-type="float" office:value="1257">
            <text:p>1257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36">
            <text:p>22436</text:p>
          </table:table-cell>
          <table:table-cell/>
          <table:table-cell office:value-type="float" office:value="1">
            <text:p>1</text:p>
          </table:table-cell>
          <table:table-cell office:value-type="float" office:value="28656">
            <text:p>28656</text:p>
          </table:table-cell>
          <table:table-cell office:value-type="float" office:value="1257">
            <text:p>1257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string">
            <text:p>ECM Jam Strength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36">
            <text:p>22436</text:p>
          </table:table-cell>
          <table:table-cell/>
          <table:table-cell office:value-type="float" office:value="1">
            <text:p>1</text:p>
          </table:table-cell>
          <table:table-cell office:value-type="float" office:value="28656">
            <text:p>28656</text:p>
          </table:table-cell>
          <table:table-cell office:value-type="float" office:value="1258">
            <text:p>1258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25">
            <text:p>125</text:p>
          </table:table-cell>
          <table:table-cell office:value-type="string">
            <text:p>Cloaked Velocity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2436">
            <text:p>22436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035">
            <text:p>1035</text:p>
          </table:table-cell>
          <table:table-cell office:value-type="float" office:value="560">
            <text:p>56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Sensor Recalibration Time Bonus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Wolf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1371">
            <text:p>11371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460">
            <text:p>460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71">
            <text:p>11371</text:p>
          </table:table-cell>
          <table:table-cell/>
          <table:table-cell office:value-type="float" office:value="1">
            <text:p>1</text:p>
          </table:table-cell>
          <table:table-cell office:value-type="float" office:value="3329">
            <text:p>3329</text:p>
          </table:table-cell>
          <table:table-cell office:value-type="float" office:value="587">
            <text:p>587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7.5">
            <text:p>7.5</text:p>
          </table:table-cell>
          <table:table-cell office:value-type="string">
            <text:p>Small Projectile Turret Tracking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71">
            <text:p>11371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3">
            <text:p>67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Small Projectile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71">
            <text:p>11371</text:p>
          </table:table-cell>
          <table:table-cell/>
          <table:table-cell office:value-type="float" office:value="1">
            <text:p>1</text:p>
          </table:table-cell>
          <table:table-cell office:value-type="float" office:value="12095">
            <text:p>12095</text:p>
          </table:table-cell>
          <table:table-cell office:value-type="float" office:value="675">
            <text:p>675</text:p>
          </table:table-cell>
          <table:table-cell office:value-type="float" office:value="158">
            <text:p>158</text:p>
          </table:table-cell>
          <table:table-cell office:value-type="float" office:value="4">
            <text:p>4</text:p>
          </table:table-cell>
          <table:table-cell office:value-type="string">
            <text:p>574;57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Small Projectile Turret Fallof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1371">
            <text:p>11371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1803">
            <text:p>1803</text:p>
          </table:table-cell>
          <table:table-cell office:value-type="float" office:value="554">
            <text:p>554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table:number-columns-repeated="2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string">
            <text:p>MWD Signature Radius Penal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Worm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7930">
            <text:p>17930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793">
            <text:p>793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string">
            <text:p>387;648;384;653;394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Rocket, Light Missile Velo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30">
            <text:p>17930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17930">
            <text:p>179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30">
            <text:p>17930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17930">
            <text:p>179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30">
            <text:p>17930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17930">
            <text:p>179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30">
            <text:p>17930</text:p>
          </table:table-cell>
          <table:table-cell/>
          <table:table-cell office:value-type="float" office:value="1">
            <text:p>1</text:p>
          </table:table-cell>
          <table:table-cell office:value-type="float" office:value="3330">
            <text:p>3330</text:p>
          </table:table-cell>
          <table:table-cell office:value-type="float" office:value="463">
            <text:p>463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17930">
            <text:p>1793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7930">
            <text:p>17930</text:p>
          </table:table-cell>
          <table:table-cell/>
          <table:table-cell office:value-type="float" office:value="1">
            <text:p>1</text:p>
          </table:table-cell>
          <table:table-cell office:value-type="float" office:value="3328">
            <text:p>3328</text:p>
          </table:table-cell>
          <table:table-cell office:value-type="float" office:value="462">
            <text:p>462</text:p>
          </table:table-cell>
          <table:table-cell office:value-type="float" office:value="283">
            <text:p>283</text:p>
          </table:table-cell>
          <table:table-cell office:value-type="float" office:value="1">
            <text:p>1</text:p>
          </table:table-cell>
          <table:table-cell office:value-type="float" office:value="17930">
            <text:p>17930</text:p>
          </table:table-cell>
          <table:table-cell table:number-columns-repeated="2"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string">
            <text:p>Drone Bay Capa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Wreathe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653">
            <text:p>653</text:p>
          </table:table-cell>
          <table:table-cell/>
          <table:table-cell office:value-type="float" office:value="1">
            <text:p>1</text:p>
          </table:table-cell>
          <table:table-cell office:value-type="float" office:value="3341">
            <text:p>3341</text:p>
          </table:table-cell>
          <table:table-cell office:value-type="float" office:value="493">
            <text:p>493</text:p>
          </table:table-cell>
          <table:table-cell office:value-type="float" office:value="38">
            <text:p>38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Cargo Capacity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653">
            <text:p>653</text:p>
          </table:table-cell>
          <table:table-cell/>
          <table:table-cell office:value-type="float" office:value="1">
            <text:p>1</text:p>
          </table:table-cell>
          <table:table-cell office:value-type="float" office:value="3341">
            <text:p>3341</text:p>
          </table:table-cell>
          <table:table-cell office:value-type="float" office:value="493">
            <text:p>493</text:p>
          </table:table-cell>
          <table:table-cell office:value-type="float" office:value="37">
            <text:p>37</text:p>
          </table:table-cell>
          <table:table-cell office:value-type="float" office:value="1">
            <text:p>1</text:p>
          </table:table-cell>
          <table:table-cell office:value-type="float" office:value="653">
            <text:p>65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ax Velocity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Wyvern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23917">
            <text:p>23917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4">
            <text:p>1054</text:p>
          </table:table-cell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float" office:value="910">
            <text:p>91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Energy Transf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7">
            <text:p>23917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4">
            <text:p>1054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600">
            <text:p>6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string">
            <text:p>Capital Shield Transfer Ran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7">
            <text:p>23917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3">
            <text:p>1053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23917">
            <text:p>239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M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7">
            <text:p>23917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3">
            <text:p>1053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23917">
            <text:p>239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Explosive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7">
            <text:p>23917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3">
            <text:p>1053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3917">
            <text:p>239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Kinetic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7">
            <text:p>23917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3">
            <text:p>1053</text:p>
          </table:table-cell>
          <table:table-cell office:value-type="float" office:value="274">
            <text:p>274</text:p>
          </table:table-cell>
          <table:table-cell office:value-type="float" office:value="1">
            <text:p>1</text:p>
          </table:table-cell>
          <table:table-cell office:value-type="float" office:value="23917">
            <text:p>239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5">
            <text:p>-5</text:p>
          </table:table-cell>
          <table:table-cell office:value-type="string">
            <text:p>Shield Thermal Resistanc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7">
            <text:p>2391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string">
            <text:p>20069;20409;22227;20406;20405;11052;22553;22557;22555;20124;22228;20514;20070;11017;20408;4262;4264;4266;4268;4270;4272;4274;4276;4278;4280;4282;4284;4286;4288;4290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Warfare Link Module CPU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7">
            <text:p>23917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52">
            <text:p>1052</text:p>
          </table:table-cell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float" office:value="23917">
            <text:p>23917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string">
            <text:p>Fighter Control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7">
            <text:p>23917</text:p>
          </table:table-cell>
          <table:table-cell/>
          <table:table-cell office:value-type="float" office:value="1">
            <text:p>1</text:p>
          </table:table-cell>
          <table:table-cell office:value-type="float" office:value="24312">
            <text:p>24312</text:p>
          </table:table-cell>
          <table:table-cell office:value-type="float" office:value="1070">
            <text:p>1070</text:p>
          </table:table-cell>
          <table:table-cell office:value-type="float" office:value="435">
            <text:p>435</text:p>
          </table:table-cell>
          <table:table-cell office:value-type="float" office:value="1">
            <text:p>1</text:p>
          </table:table-cell>
          <table:table-cell office:value-type="float" office:value="23917">
            <text:p>23917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Warfare Link Bonus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7">
            <text:p>2391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459">
            <text:p>459</text:p>
          </table:table-cell>
          <table:table-cell office:value-type="float" office:value="458">
            <text:p>458</text:p>
          </table:table-cell>
          <table:table-cell office:value-type="float" office:value="1">
            <text:p>1</text:p>
          </table:table-cell>
          <table:table-cell office:value-type="float" office:value="23917">
            <text:p>23917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Fighter Control Range 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23917">
            <text:p>23917</text:p>
          </table:table-cell>
          <table:table-cell/>
          <table:table-cell table:number-columns-repeated="2" office:value-type="float" office:value="0">
            <text:p>0</text:p>
          </table:table-cell>
          <table:table-cell office:value-type="float" office:value="310">
            <text:p>310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4283">
            <text:p>24283</text:p>
          </table:table-cell>
          <table:table-cell table:number-columns-repeated="2" office:value-type="float" office:value="0">
            <text:p>0</text:p>
          </table:table-cell>
          <table:table-cell office:value-type="float" office:value="-99">
            <text:p>-99</text:p>
          </table:table-cell>
          <table:table-cell office:value-type="string">
            <text:p>Drone Control Unit CPU</text:p>
          </table:table-cell>
          <table:table-cell table:number-columns-repeated="101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# Zealot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12003">
            <text:p>12003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478">
            <text:p>478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string">
            <text:p>Medium Energy Turret Cap Us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03">
            <text:p>12003</text:p>
          </table:table-cell>
          <table:table-cell/>
          <table:table-cell office:value-type="float" office:value="1">
            <text:p>1</text:p>
          </table:table-cell>
          <table:table-cell office:value-type="float" office:value="3335">
            <text:p>3335</text:p>
          </table:table-cell>
          <table:table-cell office:value-type="float" office:value="656">
            <text:p>656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string">
            <text:p>Medium Energy Turret ROF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03">
            <text:p>12003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3">
            <text:p>693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Medium Energy Turret Damage</text:p>
          </table:table-cell>
          <table:table-cell table:number-columns-repeated="1011"/>
        </table:table-row>
        <table:table-row table:style-name="ro1">
          <table:table-cell/>
          <table:table-cell office:value-type="float" office:value="12003">
            <text:p>12003</text:p>
          </table:table-cell>
          <table:table-cell/>
          <table:table-cell office:value-type="float" office:value="1">
            <text:p>1</text:p>
          </table:table-cell>
          <table:table-cell office:value-type="float" office:value="16591">
            <text:p>16591</text:p>
          </table:table-cell>
          <table:table-cell office:value-type="float" office:value="692">
            <text:p>692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string">
            <text:p>568;57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>
            <text:p>Medium Energy Turret Optimal Range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08">00/00/0000</text:date>, <text:time style:data-style-name="N2" text:time-value="0000-00-00T20:34:28.69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29a214-2bbed72-0621de6-a97528c-8f066d</meta:generator>
    <dc:date>2013-09-08T00:28:51.31</dc:date>
    <meta:editing-duration>P8DT7H10M12S</meta:editing-duration>
    <meta:editing-cycles>58</meta:editing-cycles>
    <meta:document-statistic meta:table-count="1" meta:cell-count="12827" meta:object-count="0"/>
  </office:meta>
</office:document-meta>
</file>